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style:rel-width="100%" fo:margin-left="1cm" table:align="left"/>
    </style:style>
    <style:style style:name="Tabla1.A" style:family="table-column">
      <style:table-column-properties style:column-width="2.025cm" style:rel-column-width="7805*"/>
    </style:style>
    <style:style style:name="Tabla1.B" style:family="table-column">
      <style:table-column-properties style:column-width="2.124cm" style:rel-column-width="8188*"/>
    </style:style>
    <style:style style:name="Tabla1.C" style:family="table-column">
      <style:table-column-properties style:column-width="5.697cm" style:rel-column-width="21961*"/>
    </style:style>
    <style:style style:name="Tabla1.E" style:family="table-column">
      <style:table-column-properties style:column-width="2.272cm" style:rel-column-width="8758*"/>
    </style:style>
    <style:style style:name="Tabla1.F" style:family="table-column">
      <style:table-column-properties style:column-width="2.858cm" style:rel-column-width="11014*"/>
    </style:style>
    <style:style style:name="Tabla1.1" style:family="table-row">
      <style:table-row-properties fo:background-color="#999999">
        <style:background-image/>
      </style:table-row-properties>
    </style:style>
    <style:style style:name="Tabla1.A1" style:family="table-cell">
      <style:table-cell-properties style:vertical-align="middle" fo:padding="0.049cm" fo:border="none"/>
    </style:style>
    <style:style style:name="P1" style:family="paragraph" style:parent-style-name="Heading_20_3">
      <style:text-properties fo:font-variant="normal" fo:text-transform="none" fo:color="#454445" style:font-name="Open Sans" fo:letter-spacing="normal" fo:font-style="normal" fo:font-weight="bold"/>
    </style:style>
    <style:style style:name="P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454445" style:font-name="Open Sans" fo:letter-spacing="normal" fo:font-style="normal" fo:font-weight="bold"/>
    </style:style>
    <style:style style:name="P3"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454445" style:font-name="Open Sans" fo:letter-spacing="normal" fo:font-style="normal" fo:font-weight="bold"/>
    </style:style>
    <style:style style:name="P4" style:family="paragraph" style:parent-style-name="Text_20_body">
      <style:paragraph-properties fo:margin-left="0cm" fo:margin-right="0cm" fo:margin-top="0cm" fo:margin-bottom="0.247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5" style:family="paragraph" style:parent-style-name="Text_20_body">
      <style:paragraph-properties fo:margin-left="0cm" fo:margin-right="0cm" fo:margin-top="0cm" fo:margin-bottom="0.247cm" loext:contextual-spacing="false" style:line-height-at-least="0.688cm" fo:orphans="2" fo:widows="2" fo:text-indent="0cm" style:auto-text-indent="false"/>
      <style:text-properties fo:font-variant="normal" fo:text-transform="none" fo:color="#000000" fo:letter-spacing="normal"/>
    </style:style>
    <style:style style:name="P6" style:family="paragraph" style:parent-style-name="Quotations">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7" style:family="paragraph" style:parent-style-name="Quotations">
      <style:paragraph-properties fo:margin-left="0cm" fo:margin-right="0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8" style:family="paragraph" style:parent-style-name="Quotations">
      <style:paragraph-properties fo:margin-left="0cm" fo:margin-right="0cm" fo:margin-top="0cm" fo:margin-bottom="0.499cm" loext:contextual-spacing="false" style:line-height-at-least="0.688cm" fo:orphans="2" fo:widows="2" fo:text-indent="0cm" style:auto-text-indent="false"/>
      <style:text-properties fo:font-variant="normal" fo:text-transform="none" fo:color="#000000" fo:letter-spacing="normal"/>
    </style:style>
    <style:style style:name="P9" style:family="paragraph" style:parent-style-name="Quotations">
      <style:paragraph-properties fo:margin-left="0cm" fo:margin-right="0cm" fo:margin-top="0cm" fo:margin-bottom="0.499cm" loext:contextual-spacing="false" style:line-height-at-least="0.688cm" fo:orphans="2" fo:widows="2"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style>
    <style:style style:name="P12" style:family="paragraph" style:parent-style-name="Quotations">
      <style:paragraph-properties fo:margin-top="0cm" fo:margin-bottom="0.499cm" loext:contextual-spacing="false" style:line-height-at-least="0.688cm" fo:orphans="2" fo:widows="2"/>
      <style:text-properties fo:font-variant="normal" fo:text-transform="none" fo:color="#000000" style:font-name="Open Sans" fo:font-size="10.5pt" fo:letter-spacing="normal" fo:font-style="normal" fo:font-weight="normal"/>
    </style:style>
    <style:style style:name="P13" style:family="paragraph" style:parent-style-name="Quotations">
      <style:paragraph-properties fo:margin-top="0cm" fo:margin-bottom="0.499cm" loext:contextual-spacing="false" style:line-height-at-least="0.688cm" fo:orphans="2" fo:widows="2"/>
      <style:text-properties fo:font-variant="normal" fo:text-transform="none" fo:color="#000000" fo:letter-spacing="normal"/>
    </style:style>
    <style:style style:name="P14" style:family="paragraph" style:parent-style-name="Quotations">
      <style:paragraph-properties fo:margin-top="0cm" fo:margin-bottom="0.499cm" loext:contextual-spacing="false" style:line-height-at-least="0.688cm" fo:orphans="2" fo:widows="2"/>
    </style:style>
    <style:style style:name="P15" style:family="paragraph" style:parent-style-name="Quotations">
      <style:paragraph-properties fo:margin-left="2cm" fo:margin-right="2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Quotations">
      <style:paragraph-properties fo:margin-left="2cm" fo:margin-right="2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officeooo:paragraph-rsid="000958f5"/>
    </style:style>
    <style:style style:name="P17" style:family="paragraph" style:parent-style-name="Quotations">
      <style:paragraph-properties fo:margin-left="2cm" fo:margin-right="2cm" fo:margin-top="0cm" fo:margin-bottom="0.499cm" loext:contextual-spacing="false" style:line-height-at-least="0.688cm" fo:orphans="2" fo:widows="2" fo:text-indent="0cm" style:auto-text-indent="false"/>
      <style:text-properties fo:font-variant="normal" fo:text-transform="none" fo:color="#000000" fo:letter-spacing="normal"/>
    </style:style>
    <style:style style:name="P18" style:family="paragraph" style:parent-style-name="Quotations">
      <style:paragraph-properties fo:margin-left="2cm" fo:margin-right="2cm" fo:margin-top="0cm" fo:margin-bottom="0.499cm" loext:contextual-spacing="false" style:line-height-at-least="0.688cm" fo:orphans="2" fo:widows="2" fo:text-indent="0cm" style:auto-text-indent="false"/>
    </style:style>
    <style:style style:name="P19" style:family="paragraph" style:parent-style-name="Quotations">
      <style:paragraph-properties fo:margin-left="2cm" fo:margin-right="2cm" fo:margin-top="0cm" fo:margin-bottom="0.499cm" loext:contextual-spacing="false" style:line-height-at-least="0.688cm" fo:orphans="2" fo:widows="2" fo:text-indent="0cm" style:auto-text-indent="false"/>
      <style:text-properties officeooo:paragraph-rsid="0009efd3"/>
    </style:style>
    <style:style style:name="P20" style:family="paragraph" style:parent-style-name="Quotations">
      <style:paragraph-properties fo:margin-left="3cm" fo:margin-right="3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21" style:family="paragraph" style:parent-style-name="Quotations">
      <style:paragraph-properties fo:margin-left="3cm" fo:margin-right="3cm" fo:margin-top="0cm" fo:margin-bottom="0.499cm" loext:contextual-spacing="false" style:line-height-at-least="0.688cm" fo:orphans="2" fo:widows="2" fo:text-indent="0cm" style:auto-text-indent="false"/>
      <style:text-properties fo:font-variant="normal" fo:text-transform="none" fo:color="#000000" fo:letter-spacing="normal"/>
    </style:style>
    <style:style style:name="P22" style:family="paragraph" style:parent-style-name="Quotations">
      <style:paragraph-properties fo:margin-left="3cm" fo:margin-right="3cm" fo:margin-top="0cm" fo:margin-bottom="0.499cm" loext:contextual-spacing="false" style:line-height-at-least="0.688cm" fo:orphans="2" fo:widows="2" fo:text-indent="0cm" style:auto-text-indent="false"/>
    </style:style>
    <style:style style:name="P23" style:family="paragraph" style:parent-style-name="Quotations">
      <style:paragraph-properties fo:margin-left="4.001cm" fo:margin-right="4.001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24" style:family="paragraph" style:parent-style-name="Quotations">
      <style:paragraph-properties fo:margin-left="0cm" fo:margin-right="1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25" style:family="paragraph" style:parent-style-name="Text_20_body">
      <style:paragraph-properties fo:margin-left="0cm" fo:margin-right="0cm" fo:margin-top="0cm" fo:margin-bottom="0.247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26"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454445" style:font-name="Open Sans" fo:letter-spacing="normal" fo:font-style="normal" fo:font-weight="bold"/>
    </style:style>
    <style:style style:name="P27"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454445" fo:letter-spacing="normal"/>
    </style:style>
    <style:style style:name="P28" style:family="paragraph" style:parent-style-name="Quotations">
      <style:paragraph-properties fo:margin-left="0cm" fo:margin-right="0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29" style:family="paragraph" style:parent-style-name="Quotations">
      <style:paragraph-properties fo:margin-left="0cm" fo:margin-right="0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officeooo:paragraph-rsid="000cfdfd"/>
    </style:style>
    <style:style style:name="P30" style:family="paragraph" style:parent-style-name="Quotations">
      <style:paragraph-properties fo:margin-left="0cm" fo:margin-right="0cm" fo:margin-top="0cm" fo:margin-bottom="0.499cm" loext:contextual-spacing="false" style:line-height-at-least="0.688cm" fo:orphans="2" fo:widows="2" fo:text-indent="0cm" style:auto-text-indent="false"/>
      <style:text-properties fo:font-variant="normal" fo:text-transform="none" fo:color="#000000" fo:letter-spacing="normal" officeooo:paragraph-rsid="000cabde"/>
    </style:style>
    <style:style style:name="P31" style:family="paragraph" style:parent-style-name="Quotations">
      <style:paragraph-properties fo:margin-left="0cm" fo:margin-right="0cm" fo:margin-top="0cm" fo:margin-bottom="0.499cm" loext:contextual-spacing="false" style:line-height-at-least="0.688cm" fo:orphans="2" fo:widows="2" fo:text-indent="0cm" style:auto-text-indent="false"/>
    </style:style>
    <style:style style:name="P32" style:family="paragraph" style:parent-style-name="Quotations">
      <style:paragraph-properties fo:margin-top="0cm" fo:margin-bottom="0.499cm" loext:contextual-spacing="false" style:line-height-at-least="0.688cm" fo:orphans="2" fo:widows="2"/>
      <style:text-properties fo:font-variant="normal" fo:text-transform="none" fo:color="#000000" style:font-name="Open Sans" fo:font-size="10.5pt" fo:letter-spacing="normal" fo:font-style="normal" fo:font-weight="normal"/>
    </style:style>
    <style:style style:name="P33" style:family="paragraph" style:parent-style-name="Quotations">
      <style:paragraph-properties fo:margin-top="0cm" fo:margin-bottom="0.499cm" loext:contextual-spacing="false" style:line-height-at-least="0.688cm" fo:orphans="2" fo:widows="2"/>
    </style:style>
    <style:style style:name="P34" style:family="paragraph" style:parent-style-name="Quotations">
      <style:paragraph-properties fo:margin-top="0cm" fo:margin-bottom="0.499cm" loext:contextual-spacing="false" style:line-height-at-least="0.688cm" fo:orphans="2" fo:widows="2"/>
      <style:text-properties officeooo:paragraph-rsid="000cf5c9"/>
    </style:style>
    <style:style style:name="P35" style:family="paragraph" style:parent-style-name="Quotations">
      <style:paragraph-properties fo:margin-left="0cm" fo:margin-right="1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36" style:family="paragraph" style:parent-style-name="Quotations">
      <style:paragraph-properties fo:margin-left="0cm" fo:margin-right="1cm" fo:margin-top="0cm" fo:margin-bottom="0.499cm" loext:contextual-spacing="false" style:line-height-at-least="0.688cm" fo:orphans="2" fo:widows="2" fo:text-indent="0cm" style:auto-text-indent="false"/>
      <style:text-properties officeooo:paragraph-rsid="000cfdfd"/>
    </style:style>
    <style:style style:name="P37" style:family="paragraph" style:parent-style-name="Quotations">
      <style:paragraph-properties fo:margin-left="0cm" fo:margin-right="2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38" style:family="paragraph" style:parent-style-name="Quotations">
      <style:paragraph-properties fo:margin-left="0cm" fo:margin-right="2cm" fo:margin-top="0cm" fo:margin-bottom="0.499cm" loext:contextual-spacing="false" style:line-height-at-least="0.688cm" fo:orphans="2" fo:widows="2" fo:text-indent="0cm" style:auto-text-indent="false"/>
    </style:style>
    <style:style style:name="P39" style:family="paragraph" style:parent-style-name="Quotations">
      <style:paragraph-properties fo:margin-left="0cm" fo:margin-right="2cm" fo:margin-top="0cm" fo:margin-bottom="0.499cm" loext:contextual-spacing="false" style:line-height-at-least="0.688cm" fo:orphans="2" fo:widows="2" fo:text-indent="0cm" style:auto-text-indent="false"/>
    </style:style>
    <style:style style:name="P40" style:family="paragraph" style:parent-style-name="Quotations">
      <style:paragraph-properties fo:margin-left="0cm" fo:margin-right="2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41" style:family="paragraph" style:parent-style-name="Quotations">
      <style:paragraph-properties fo:margin-left="0cm" fo:margin-right="1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P42" style:family="paragraph" style:parent-style-name="Quotations">
      <style:paragraph-properties fo:margin-left="0cm" fo:margin-right="1cm" fo:margin-top="0cm" fo:margin-bottom="0.499cm" loext:contextual-spacing="false" style:line-height-at-least="0.688cm" fo:orphans="2" fo:widows="2" fo:text-indent="0cm" style:auto-text-indent="false"/>
      <style:text-properties officeooo:paragraph-rsid="000cfdfd"/>
    </style:style>
    <style:style style:name="P43" style:family="paragraph" style:parent-style-name="Quotations">
      <style:paragraph-properties fo:margin-left="1.251cm" fo:margin-right="3cm" fo:margin-top="0cm" fo:margin-bottom="0.499cm" loext:contextual-spacing="false" style:line-height-at-least="0.688cm" fo:orphans="2" fo:widows="2" fo:text-indent="0cm" style:auto-text-indent="false"/>
      <style:text-properties fo:font-variant="normal" fo:text-transform="none" fo:color="#000000" style:font-name="Open Sans" fo:font-size="10.5pt" fo:letter-spacing="normal" fo:font-style="normal" fo:font-weight="normal"/>
    </style:style>
    <style:style style:name="T1" style:family="text">
      <style:text-properties style:font-name="Open Sans" fo:font-style="normal" fo:font-weight="bold"/>
    </style:style>
    <style:style style:name="T2" style:family="text">
      <style:text-properties style:font-name="Open Sans" fo:font-size="10.5pt" fo:font-style="normal" fo:font-weight="normal"/>
    </style:style>
    <style:style style:name="T3" style:family="text">
      <style:text-properties style:font-name="Open Sans" fo:font-size="10.5pt" fo:font-style="normal" fo:font-weight="normal" officeooo:rsid="000958f5"/>
    </style:style>
    <style:style style:name="T4" style:family="text">
      <style:text-properties style:font-name="Open Sans" fo:font-size="10.5pt" fo:font-style="normal" fo:font-weight="bold" style:font-weight-asian="bold" style:font-weight-complex="bold"/>
    </style:style>
    <style:style style:name="T5" style:family="text">
      <style:text-properties fo:font-variant="normal" fo:text-transform="none" fo:color="#000000" style:font-name="Open Sans" fo:font-size="10.5pt" fo:letter-spacing="normal" fo:font-style="normal" fo:font-weight="normal"/>
    </style:style>
    <style:style style:name="T6" style:family="text">
      <style:text-properties fo:font-variant="normal" fo:text-transform="none" fo:color="#000000" style:font-name="Open Sans" fo:font-size="10.5pt" fo:letter-spacing="normal" fo:font-style="normal" fo:font-weight="normal" officeooo:rsid="000958f5"/>
    </style:style>
    <style:style style:name="T7" style:family="text">
      <style:text-properties fo:font-variant="normal" fo:text-transform="none" fo:color="#000000" style:font-name="Open Sans" fo:font-size="10.5pt" fo:letter-spacing="normal" fo:font-style="normal" fo:font-weight="normal" officeooo:rsid="0009efd3"/>
    </style:style>
    <style:style style:name="T8" style:family="text">
      <style:text-properties fo:font-variant="normal" fo:text-transform="none" fo:color="#000000" style:font-name="Open Sans" fo:font-size="10.5pt" fo:letter-spacing="normal" fo:font-style="normal" fo:font-weight="normal" officeooo:rsid="000b80c0"/>
    </style:style>
    <style:style style:name="T9" style:family="text">
      <style:text-properties fo:font-variant="normal" fo:text-transform="none" fo:color="#000000" style:font-name="Open Sans" fo:font-size="10.5pt" fo:letter-spacing="normal" fo:font-style="normal" fo:font-weight="bold" style:font-weight-asian="bold" style:font-weight-complex="bold"/>
    </style:style>
    <style:style style:name="T10" style:family="text">
      <style:text-properties fo:font-variant="normal" fo:text-transform="none" fo:color="#2372de" style:font-name="Open Sans" fo:font-size="10.5pt" fo:letter-spacing="normal" fo:font-style="normal" fo:font-weight="normal"/>
    </style:style>
    <style:style style:name="T11" style:family="text">
      <style:text-properties fo:font-weight="bold" style:font-weight-asian="bold" style:font-weight-complex="bold"/>
    </style:style>
    <style:style style:name="T12" style:family="text">
      <style:text-properties officeooo:rsid="0009efd3"/>
    </style:style>
    <style:style style:name="T13" style:family="text">
      <style:text-properties officeooo:rsid="000b80c0"/>
    </style:style>
    <style:style style:name="T14" style:family="text">
      <style:text-properties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cfdfd"/>
    </style:style>
    <style:style style:name="T17" style:family="text">
      <style:text-properties officeooo:rsid="000d12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structura de un documento HTML</text:h>
      <text:p text:style-name="P4">Los documentos html contienen un elemento principal llamado &lt;html&gt;. Dentro de este elemento se contienen otros dos:</text:p>
      <text:p text:style-name="P7">&lt;head&gt;. Este elemento contiene metadatos, es decir, datos sobre los datos que el usuario visualiza. Los elementos que se incluyen dentro de este elemento no suelen tener ninguna representación en la página web, aunque tienen utilidades muy importantes.</text:p>
      <text:p text:style-name="P12">&lt;body&gt;. Este elemento contiene todos los elementos que conforman visualmente la página.</text:p>
      <text:p text:style-name="P4">En gran cantidad de ocasiones encontraremos una línea de texto anterior al elemento principal &lt;html&gt;. Esta línea suele ser la dirección donde podemos encontrar el DTD de validación del estándar HTML que estemos utilizando.</text:p>
      <text:p text:style-name="P4"/>
      <text:h text:style-name="P2" text:outline-level="3"><text:bookmark text:name="html"/>Elemento &lt;html&gt;</text:h>
      <text:p text:style-name="P7">Delimita el documento HTML</text:p>
      <text:p text:style-name="P14"><text:span text:style-name="T5">Atributos:</text:span><text:span text:style-name="T9"> </text:span><text:span text:style-name="Strong_20_Emphasis"><text:span text:style-name="T9">dir</text:span></text:span><text:span text:style-name="T5">(especifica el sentido de lectura del texto, sus valores pueden ser </text:span><text:span text:style-name="T9">"ltr</text:span><text:span text:style-name="T5">", de izquierda a derecha o "</text:span><text:span text:style-name="T9">rtl"</text:span><text:span text:style-name="T5">, de derecha a izquierda), </text:span><text:span text:style-name="Strong_20_Emphasis"><text:span text:style-name="T9">lang</text:span></text:span><text:span text:style-name="T5">(idioma, valor de </text:span><text:span text:style-name="T9">"es" </text:span><text:span text:style-name="T5">para español, </text:span><text:span text:style-name="T9">"fr"</text:span><text:span text:style-name="T5"> para francés) y</text:span><text:span text:style-name="T6"> </text:span><text:span text:style-name="Strong_20_Emphasis"><text:span text:style-name="T9">version</text:span></text:span><text:span text:style-name="T5">(para indicar la versión de html, aunque no se usa esto, sino la validación contr</text:span><text:span text:style-name="T6">a</text:span><text:span text:style-name="T5"> un DTD determinado, que determina la versión utilizada).<text:line-break/>&lt;html lang="es" dir="ltr"&gt;</text:span></text:p>
      <text:h text:style-name="P2" text:outline-level="3"><text:bookmark text:name="head"/>Elemento &lt;head&gt;</text:h>
      <text:p text:style-name="P7">Introduce metadatos sobre la página, tales como los elementos &lt;title&gt;, &lt;base&gt;, &lt;meta&gt;, &lt;link&gt;, &lt;object&gt;, &lt;script&gt; y &lt;style&gt;.<text:line-break/>El elemento &lt;title&gt;, anidado dentro del elemento &lt;head&gt;, es obligatorio introduciendo como título (si no se especifica) el nombre del archivo html que se está visualizando.</text:p>
      <text:p text:style-name="P14"><text:span text:style-name="T5">Atributos: </text:span><text:span text:style-name="Strong_20_Emphasis"><text:span text:style-name="T5">lang</text:span></text:span><text:span text:style-name="T5">, </text:span><text:span text:style-name="Strong_20_Emphasis"><text:span text:style-name="T5">dir </text:span></text:span><text:span text:style-name="T5">y </text:span><text:span text:style-name="T6">p</text:span><text:span text:style-name="Strong_20_Emphasis"><text:span text:style-name="T5">rofile </text:span></text:span><text:span text:style-name="T5">(este último aún no debes estudiarlo)</text:span></text:p>
      <text:p text:style-name="P12">Como ejemplo de este elemento puedes coger el ejemplo del elemento anterior, </text:p>
      <text:h text:style-name="P2" text:outline-level="3"><text:bookmark text:name="comentarios"/>Comentarios</text:h>
      <text:p text:style-name="P8"><text:span text:style-name="T3">L</text:span><text:span text:style-name="T2">os comentarios se escriben entre las marcas "&lt;!--" y "--&gt;". Se trata de un texto completamente ignorado por el navegador.</text:span></text:p>
      <text:h text:style-name="P2" text:outline-level="3"><text:bookmark text:name="body"/><text:soft-page-break/>Elemento &lt;body&gt;</text:h>
      <text:p text:style-name="P7">Delimita todos los elementos que forman parte de la visualización de la página.</text:p>
      <text:p text:style-name="P14"><text:span text:style-name="T5">Atributos:</text:span><text:span text:style-name="Strong_20_Emphasis"><text:span text:style-name="T9">lang</text:span></text:span><text:span text:style-name="T9">, </text:span><text:span text:style-name="Strong_20_Emphasis"><text:span text:style-name="T9">dir</text:span></text:span><text:span text:style-name="T9">, </text:span><text:span text:style-name="Strong_20_Emphasis"><text:span text:style-name="T9">id</text:span></text:span><text:span text:style-name="T9">, </text:span><text:span text:style-name="Strong_20_Emphasis"><text:span text:style-name="T9">class</text:span></text:span><text:span text:style-name="T9">, </text:span><text:span text:style-name="Strong_20_Emphasis"><text:span text:style-name="T9">title</text:span></text:span><text:span text:style-name="T9">, </text:span><text:span text:style-name="Strong_20_Emphasis"><text:span text:style-name="T9">style</text:span></text:span><text:span text:style-name="T9">, </text:span><text:span text:style-name="Strong_20_Emphasis"><text:span text:style-name="T9">onload</text:span></text:span><text:span text:style-name="T5">(evento que se dispara al cargar la página), </text:span><text:span text:style-name="T9">on unload </text:span><text:span text:style-name="T5">(evento al descargar la página).</text:span></text:p>
      <text:h text:style-name="P2" text:outline-level="3"><text:bookmark text:name="title"/>Elemento &lt;title&gt;</text:h>
      <text:p text:style-name="P9"><text:span text:style-name="T5">Establece el título para la página. El título mostrado por el navegador (generalmente en la pestaña que corresponda a nuestra página) será el valor del elemento &lt;title</text:span><text:span text:style-name="T6">&gt;</text:span></text:p>
      <text:h text:style-name="P2" text:outline-level="3"><text:bookmark text:name="meta"/>Elemento &lt;meta&gt;</text:h>
      <text:p text:style-name="P7">Este elemento se utiliza para especificar conjuntos de propiedades y sus valores. </text:p>
      <text:p text:style-name="P15"><text:span text:style-name="T11">&lt;meta name="description" content="descripción de nuestra página web"&gt;</text:span> Indica una descripción de nuestra página. Tendrá utilidad, entre otras cosas, a efectos de que los buscadores indexen nuestra página.</text:p>
      <text:p text:style-name="P15"><text:span text:style-name="T11">&lt;meta name="abstract" content="descripción corta"&gt;</text:span> Indica una descripción muy corta de la página web</text:p>
      <text:p text:style-name="P15"><text:span text:style-name="T11">&lt;meta name="author" content="Rafael Muñoz"&gt;</text:span> Indica el autor de la página web</text:p>
      <text:p text:style-name="P15"><text:span text:style-name="T11">&lt;meta name="copyright" content="creativ commons license"&gt; </text:span>Información de los derechos de autor del contenido de la página</text:p>
      <text:p text:style-name="P15">&lt;<text:span text:style-name="T11">meta name="date" content="01-10-2013"&gt;</text:span> Fecha de creación de la página</text:p>
      <text:p text:style-name="P15"><text:span text:style-name="T11">&lt;meta name="generator" content="Macromedia Dreamweaver"&gt;</text:span> Indica la herramienta de creación de la página</text:p>
      <text:p text:style-name="P16"><text:span text:style-name="T11">&lt;meta name="keywords" content="lenguajes de marcas"&gt;</text:span> <text:s/>Se utiliza para posicionar nuestra página por palabras clave en los buscadores. <text:span text:style-name="T12">T</text:span>ener cuidado con no incluir palabras que no tengan nada que ver con nuestra página, ya que los buscadores pueden considerar esta técnica como spam y penalizar nuestra página.</text:p>
      <text:p text:style-name="P15"><text:soft-page-break/><text:span text:style-name="T11">&lt;meta name="locality" content="Lucena, España"&gt;</text:span> Indica la localidad donde se ubica el sitio web, a efectos de indexación de los motores de búsqueda.</text:p>
      <text:p text:style-name="P15"><text:span text:style-name="T11">&lt;meta name="robots" content="-----------"&gt;</text:span> Sirve para controlar el comportamiento de los robots de los motores de búsqueda.</text:p>
      <text:p text:style-name="P20"><text:span text:style-name="T11">content="index"</text:span> - Indica al robot que se indexe esta página<text:line-break/><text:span text:style-name="T11">content="follow" </text:span>- Indica al robot que siga los enlaces de esta página para indexarlos<text:line-break/><text:span text:style-name="T11">content="all"</text:span> - Equivale a los dos anteriores<text:line-break/><text:span text:style-name="T11">content="noindex"</text:span> - No indexa esta página<text:line-break/><text:span text:style-name="T11">content="nofollow"</text:span> - No seguir e indexar los enlaces de esta página<text:line-break/><text:span text:style-name="T11">content="none"</text:span> - Equivale a las dos anteriores juntas<text:line-break/><text:span text:style-name="T11">content="noarchive"</text:span> - No permite que esta página se almacene en la caché<text:line-break/><text:span text:style-name="T11">content="noodp"</text:span> - No permite usar la descripción oficial de la página que hay en Wikipedia (si hubiera)<text:line-break/><text:span text:style-name="T11">content="noydir"</text:span> - Igual que la anterior para yahoo</text:p>
      <text:p text:style-name="P20">Podemos combinar los valores anteriores como queramos, <text:span text:style-name="T12">y</text:span> los significados de cada valor se sumarán.</text:p>
      <text:p text:style-name="P15"><text:span text:style-name="T11">&lt;meta name="reply-to" content="</text:span><text:a xlink:type="simple" xlink:href="mailto:rafa@rafa.com" text:style-name="Internet_20_link" text:visited-style-name="Visited_20_Internet_20_Link"><text:span text:style-name="T11">rafa@rafa.com</text:span></text:a><text:span text:style-name="T11">"&gt; </text:span>Indica la dirección de correo electrónico de contacto con el administrador del sitio web.</text:p>
      <text:p text:style-name="P12">El elemento &lt;meta&gt;, además del atributo "name", admite también el atributo "http-equiv". A través de este atributo podemos indicar otro tipo de acciones o informaciones sobre nuestra página. Ejemplos serían:</text:p>
      <text:p text:style-name="P18"><text:span text:style-name="T5">&lt;</text:span><text:span text:style-name="T9">meta http-equiv="content-type" content="text/html; charset=iso-8859-1"&gt;</text:span><text:span text:style-name="T5"> </text:span><text:span text:style-name="T7">Se</text:span><text:span text:style-name="T5"> pued</text:span><text:span text:style-name="T7">e</text:span><text:span text:style-name="T5"> especificar el tipo mime del contenido de mi página web y el tipo de codificación utilizada. Los tipos mime consisten en una tipificación binomial (en dos pasos) estándar de los diferentes contenidos que podemos obtener a través de la web. Los tipos mime son mantenidos por el IANA y puedes </text:span><text:soft-page-break/><text:span text:style-name="T5">consultarlos a través de este </text:span><text:a xlink:type="simple" xlink:href="http://www.iana.org/assignments/media-types" office:target-frame-name="new" xlink:show="replace" text:style-name="Internet_20_link" text:visited-style-name="Visited_20_Internet_20_Link"><text:span text:style-name="T10">enlace</text:span></text:a><text:span text:style-name="T5">. Los tipos mime controlan, p la aplicación o pluggin con el que nuestro navegador abre cualquier contenido. Por otra parte, el "charset" controla la codificación de caracteres que se utiliza en la página web, si vas a utilizar el idioma castellano, te recomiento utilizar siempre la codificación "iso-8859-1" y en las vocales tildadas y "ñ" deberías utilizar las entidades destinadas a tal efecto. Por ejemplo, un caracter "ó" se representará por &amp;oacute; y una "ñ" por &amp;ntilde;</text:span></text:p>
      <text:p text:style-name="P18"><text:span text:style-name="T9">&lt;meta http-equiv="content-language" content="es_es"&gt;</text:span><text:span text:style-name="T5"> Indica el idioma de la información contenida en la página. Esta información es útil para los buscadores. La lista de códigos de idiomas es mantenida por el IANA y puedes consultarla </text:span><text:a xlink:type="simple" xlink:href="http://www.iana.org/assignments/language-subtag-registry/language-subtag-registry" office:target-frame-name="new" xlink:show="replace" text:style-name="Internet_20_link" text:visited-style-name="Visited_20_Internet_20_Link"><text:span text:style-name="T10">aquí</text:span></text:a><text:span text:style-name="T5">.</text:span></text:p>
      <text:p text:style-name="P19"><text:span text:style-name="T9">&lt;meta http-equiv="refresh" content="10;URL=http://tusitioweb.com/pagina.html"&gt;</text:span><text:span text:style-name="T5"> Utilizamos esto para refrescar la página web automáticamente cada 10 segundos. <text:line-break/></text:span><text:span text:style-name="T9">&lt;meta http-equiv="pics-label" content="--------"&gt;</text:span><text:span text:style-name="T5"> Este código nos permite establecer un sistema de calificación moral atendiendo a parámetros como desnudez, violencia, lenguaje, comportamiento social. Es algo muy útil para establecer controles parentales. </text:span></text:p>
      <text:p text:style-name="P12">El atributo "http-equiv" nos permite, además, manejar aspectos relacionados con el manejo que los proxy-caché pueden llevar a cabo con nuestra página. Las caché más utilizadas obedecen a tres tipos: proxy-caché típicos, caché local de navegadores y proxy inversos (que corren en servidores web para aligerar momentos de alto tráfico de peticiones). Diferentes usos de este manejo de caché son:</text:p>
      <text:p text:style-name="P15"><text:span text:style-name="T11">&lt;meta http-equiv="cache-control" content="max-age=1800"&gt;</text:span> Controla que la página o documento no pueda permanecer en caché más de 1800 segundos (media hora)</text:p>
      <text:p text:style-name="P15"><text:span text:style-name="T11">&lt;meta http-equiv="cache-control" content="public"&gt;</text:span> El documento o página puede ser guardado por servidores proxy intermedios</text:p>
      <text:p text:style-name="P15"><text:soft-page-break/><text:span text:style-name="T11">&lt;meta http-equiv="cache-control" content="private"&gt;</text:span> <text:span text:style-name="T13">E</text:span>l navegador puede almacenar la página, pero no los proxys intermedios, ya que la página está personalizada para cada usuario.</text:p>
      <text:p text:style-name="P15"><text:span text:style-name="T11">&lt;meta http-equiv="cache-control" content="no-cache"&gt;</text:span> <text:s/>El documento o página no debe guardarse en ningún tipo de caché</text:p>
      <text:p text:style-name="P15"><text:span text:style-name="T11">&lt;meta http-equiv="last-modified" content="Sat, 13 Sep 2013 10:25:32" GMT +01:00"&gt;</text:span>Fecha de la última modificación de la página o documento.</text:p>
      <text:p text:style-name="P18"><text:span text:style-name="T9">&lt;meta http-equiv="expires" content="Sat, 13 Sep 2013 10:25:32" GMT +01:00"&gt;</text:span><text:span text:style-name="T5"> Con esta fecha se indica el momento a partir del que cualquier copia de la página o documento deja de ser válida. El formato "día de la semana con tres letras, día del mes, mes con tres letras, año con cuatro dígitos, hh:mm:ss GMT".</text:span></text:p>
      <text:h text:style-name="P2" text:outline-level="3"><text:bookmark text:name="link"/>Elemento &lt;link&gt;</text:h>
      <text:p text:style-name="P7">Este elemento &lt;link&gt; se encuentra siempre anidado dentro del elemento &lt;head&gt;. El elemento nos permite referenciar a otro documento o página web con diferentes opciones. En concreto algunos usos son:</text:p>
      <text:p text:style-name="P15"><text:span text:style-name="T11">&lt;link rel="alternate" hreflang="fr" title="Página en francés" type="text/html" href="</text:span><text:a xlink:type="simple" xlink:href="http://misitioweb.com/frances.html" text:style-name="Internet_20_link" text:visited-style-name="Visited_20_Internet_20_Link"><text:span text:style-name="T11">http://misitioweb.com/frances.html</text:span></text:a><text:span text:style-name="T11">"&gt; </text:span>A través de este código podemos indicar una página alternativa a esta, escrita en francés.</text:p>
      <text:p text:style-name="P15"><text:span text:style-name="T11">&lt;link rel="shortcut icon" type="image/x-icon" href="http://misitioweb.com/images/icono.ico"&gt;</text:span> Especifica un icono para la pestaña del navegador en la que mostramos esta página.</text:p>
      <text:p text:style-name="P17"><text:span text:style-name="T4">&lt;link rel="stylesheet" type="text/css" href="http.//misitioweb.com/estilo-css.css"&gt;</text:span><text:span text:style-name="T2">Enlace al fichero de estilos css.</text:span></text:p>
      <text:h text:style-name="P2" text:outline-level="3"><text:bookmark text:name="robot"/>robots.txt</text:h>
      <text:p text:style-name="P7">La comunicación de los motores de búsqueda con nuestra página web puede realizarse, a través del elemento <text:span text:style-name="T14">&lt;meta name="robots" content="-------"&gt;, </text:span>pero en realidad los <text:soft-page-break/>webmasters suelen comunicar con los motores a través del archivo "robots.txt". Se trata de un archivo de texto que permite limitar la indexación que se realiza sobre las páginas web de nuestro sitio.</text:p>
      <text:p text:style-name="P12">Se utlizan muy pocas palabras clave:<text:line-break/>User-agent (robot), Allow (permitir), Disallow (prohibir)</text:p>
      <text:p text:style-name="P12">Ejemplos concretos pueden ser de la utilización pueden ser:</text:p>
      <text:p text:style-name="P12">User-agent: *<text:line-break/>Allow: /<text:line-break/>Permite a todos (*) los buscadores indexar todas la páginas (*) del sitio web.</text:p>
      <text:p text:style-name="P12">User-agent: *<text:line-break/>Disallow: /imagenes/<text:line-break/>Disallow: /js/<text:line-break/>Impide a todos los buscadores indexar el contenido de las carpetas "/imagenes/" y "/js/".</text:p>
      <text:p text:style-name="P12">User-agent: *<text:line-break/>Disallow: / <text:line-break/>User-agent: googlebot<text:line-break/>Disallow: /<text:line-break/>Allow: public<text:line-break/>Impide que todos los robots indexen el contenido de todas las carpetas, pero permite al robot de google indexar solamente la carpeta public.</text:p>
      <text:p text:style-name="P12">El fichero "robots.txt" deber guardarse en la carpeta raíz de nuestro sitio web.</text:p>
      <text:h text:style-name="P2" text:outline-level="3"><text:bookmark text:name="script"/>Elemento &lt;script&gt;</text:h>
      <text:p text:style-name="P7">Este elemento puede aparecer tantas veces como se desee, dentro de &lt;head&gt; (cabecera) o de &lt;body&gt; (cuerpo). Sirve para introducir un código (script) que se utiliza en la página web. En la mayoría de las ocasiones el script a insertar será del tipo JavaScript. Un ejemplo de utilización sería:</text:p>
      <text:h text:style-name="P2" text:outline-level="3"><text:bookmark text:name="style"/>Elemento &lt;style&gt;</text:h>
      <text:p text:style-name="P9"><text:span text:style-name="T5">A través del elemento &lt;style&gt; podemos insertar hojas de es</text:span><text:span text:style-name="T8">t</text:span><text:span text:style-name="T5">ilos (css) internas a un documento o página. No se va a profundizar en el uso de las css, ya que más adelante encontramos un apartado bastante extenso que aborda el tema. A partir de este momento </text:span><text:soft-page-break/><text:span text:style-name="T5">nos adentraremos en los elementos HTML más utilizados dentro del elemento &lt;body&gt;, es decir, vamos a estudiar la forma de introducir contenido en el cuerpo de nuestra página. Dejamos atrás los elementos más abstractos y pasamos a los más "materiales", teniendo en cuenta todo lo material que puede ser una página web, que no es mucho.</text:span></text:p>
      <text:h text:style-name="P2" text:outline-level="3"><text:bookmark text:name="h1"/>Elementos &lt;h1&gt;, &lt;h2&gt;, &lt;h3&gt;, &lt;h4&gt;, &lt;h5&gt;, &lt;h6&gt;</text:h>
      <text:p text:style-name="P8"><text:span text:style-name="T2">Los elementos del tipo </text:span><text:span text:style-name="T4">&lt;h-número&gt;</text:span><text:span text:style-name="T2"> (&lt;h1&gt;, &lt;h2&gt;, ......) permiten al webmaster introducir títulos de diferentes niveles en el documento o página. La letra "h" proviene de la palabra inglesa "heading" (encabezado). Lógicamente el texto introducido como valor del elemento &lt;h1&gt; tendrá más relevancia que el introducido dentro del elemento &lt;h2&gt;, que a su vez tendrá más relevancia que el introducido dentro del elemento &lt;h3&gt; y así sucesivamente. </text:span></text:p>
      <text:h text:style-name="P2" text:outline-level="3"><text:bookmark text:name="p"/>Elemento &lt;p&gt;</text:h>
      <text:p text:style-name="P7">Uno de los elementos más utilizados es &lt;p&gt;. Al igual que en un procesador de textos utilizamos los párrafos para formatear nuestros documentos, en formato web utilizamos el elemento &lt;p&gt; con el mismo objetivo. </text:p>
      <text:p text:style-name="P14"><text:span text:style-name="T5">Descarga el ejemplo </text:span><text:a xlink:type="simple" xlink:href="http://webdidacticarafaelmunoz.appspot.com/lmsgi/ejercicios-cap3/ejemplo-elemento-p.html" office:target-frame-name="new" xlink:show="replace" text:style-name="Internet_20_link" text:visited-style-name="Visited_20_Internet_20_Link"><text:span text:style-name="T10">aquí</text:span></text:a><text:span text:style-name="T5">.</text:span></text:p>
      <text:p text:style-name="P12">En este ejemplo del elemento &lt;p&gt; he decidido introducirte al segundo concepto de las css, las "clases". Esta forma de manejar las hojas de estilos es sencilla, se basa en describir un estilo (dentro del elemento &lt;style&gt;) con cualquier nombre inventado por nosotros y con el símbolo "." (punto) delante del nombre. En nuestro ejemplo anterior he creado la clase ".parrafopropio".</text:p>
      <text:p text:style-name="P12">Para poder utilizar esta clase nos basta con utlizar el atributo "class" que lo puedes ver en los elementos &lt;p&gt; del ejemplo. A través de hojas de estilo hemos conseguido que el estilo de clase "parrafopropio" tenga un margen adicional de 15 px. Este estilo de clase se ha utilizado en los párrafos que hablan sobre Thor y Hulk, pero no sobre el que habla de Iron Man.</text:p>
      <text:h text:style-name="P2" text:outline-level="3"><text:bookmark text:name="entidades"/>Entidades</text:h>
      <text:p text:style-name="P7">Como ya sabes (espero que sea así), en HTML no puede utlizar ciertos símbolos directamente, sino a través de su entidad correspondiente. </text:p>
      <text:p text:style-name="P12">Además, tampoco se recomienda que introduzcas directamente en HTML los caracteres típicos del idioma castellano (vocales tildadas y ñ), sino que debes hacerlo a través de sus correspondientes entidades. </text:p>
      <text:p text:style-name="P24"><text:soft-page-break/></text:p>
      <table:table table:name="Tabla1" table:style-name="Tabla1">
        <table:table-column table:style-name="Tabla1.A"/>
        <table:table-column table:style-name="Tabla1.B"/>
        <table:table-column table:style-name="Tabla1.C"/>
        <table:table-column table:style-name="Tabla1.A"/>
        <table:table-column table:style-name="Tabla1.E"/>
        <table:table-column table:style-name="Tabla1.F"/>
        <table:table-row table:style-name="Tabla1.1">
          <table:table-cell table:style-name="Tabla1.A1" office:value-type="string">
            <text:p text:style-name="P10">Símbolo</text:p>
          </table:table-cell>
          <table:table-cell table:style-name="Tabla1.A1" office:value-type="string">
            <text:p text:style-name="P10">Entidad</text:p>
          </table:table-cell>
          <table:table-cell table:style-name="Tabla1.A1" office:value-type="string">
            <text:p text:style-name="P10">Descripción</text:p>
          </table:table-cell>
          <table:table-cell table:style-name="Tabla1.A1" office:value-type="string">
            <text:p text:style-name="P10">Símbolo</text:p>
          </table:table-cell>
          <table:table-cell table:style-name="Tabla1.A1" office:value-type="string">
            <text:p text:style-name="P10">Entidad</text:p>
          </table:table-cell>
          <table:table-cell table:style-name="Tabla1.A1" office:value-type="string">
            <text:p text:style-name="P10">Descripción</text:p>
          </table:table-cell>
        </table:table-row>
        <table:table-row>
          <table:table-cell table:style-name="Tabla1.A1" office:value-type="string">
            <text:p text:style-name="P10">&amp;quot;</text:p>
          </table:table-cell>
          <table:table-cell table:style-name="Tabla1.A1" office:value-type="string">
            <text:p text:style-name="P10">&amp;quot;</text:p>
          </table:table-cell>
          <table:table-cell table:style-name="Tabla1.A1" office:value-type="string">
            <text:p text:style-name="P11">Comillas dobles</text:p>
          </table:table-cell>
          <table:table-cell table:style-name="Tabla1.A1" office:value-type="string">
            <text:p text:style-name="P10">í</text:p>
          </table:table-cell>
          <table:table-cell table:style-name="Tabla1.A1" office:value-type="string">
            <text:p text:style-name="P10">&amp;iacute;</text:p>
          </table:table-cell>
          <table:table-cell table:style-name="Tabla1.A1" office:value-type="string">
            <text:p text:style-name="P11">i tildada</text:p>
          </table:table-cell>
        </table:table-row>
        <table:table-row>
          <table:table-cell table:style-name="Tabla1.A1" office:value-type="string">
            <text:p text:style-name="P10">&amp;amp;</text:p>
          </table:table-cell>
          <table:table-cell table:style-name="Tabla1.A1" office:value-type="string">
            <text:p text:style-name="P10">&amp;amp;</text:p>
          </table:table-cell>
          <table:table-cell table:style-name="Tabla1.A1" office:value-type="string">
            <text:p text:style-name="P11">Ampersand</text:p>
          </table:table-cell>
          <table:table-cell table:style-name="Tabla1.A1" office:value-type="string">
            <text:p text:style-name="P10">ó</text:p>
          </table:table-cell>
          <table:table-cell table:style-name="Tabla1.A1" office:value-type="string">
            <text:p text:style-name="P10">&amp;oacute;</text:p>
          </table:table-cell>
          <table:table-cell table:style-name="Tabla1.A1" office:value-type="string">
            <text:p text:style-name="P11">o tildada</text:p>
          </table:table-cell>
        </table:table-row>
        <table:table-row>
          <table:table-cell table:style-name="Tabla1.A1" office:value-type="string">
            <text:p text:style-name="P10">&amp;lt;</text:p>
          </table:table-cell>
          <table:table-cell table:style-name="Tabla1.A1" office:value-type="string">
            <text:p text:style-name="P10">&amp;lt;</text:p>
          </table:table-cell>
          <table:table-cell table:style-name="Tabla1.A1" office:value-type="string">
            <text:p text:style-name="P11">Signo de menor que</text:p>
          </table:table-cell>
          <table:table-cell table:style-name="Tabla1.A1" office:value-type="string">
            <text:p text:style-name="P10">ú</text:p>
          </table:table-cell>
          <table:table-cell table:style-name="Tabla1.A1" office:value-type="string">
            <text:p text:style-name="P10">&amp;uacute;</text:p>
          </table:table-cell>
          <table:table-cell table:style-name="Tabla1.A1" office:value-type="string">
            <text:p text:style-name="P11">u tildada</text:p>
          </table:table-cell>
        </table:table-row>
        <table:table-row>
          <table:table-cell table:style-name="Tabla1.A1" office:value-type="string">
            <text:p text:style-name="P10">&amp;gt;</text:p>
          </table:table-cell>
          <table:table-cell table:style-name="Tabla1.A1" office:value-type="string">
            <text:p text:style-name="P10">&amp;gt;</text:p>
          </table:table-cell>
          <table:table-cell table:style-name="Tabla1.A1" office:value-type="string">
            <text:p text:style-name="P11">Signo de mayor que</text:p>
          </table:table-cell>
          <table:table-cell table:style-name="Tabla1.A1" office:value-type="string">
            <text:p text:style-name="P10">Á</text:p>
          </table:table-cell>
          <table:table-cell table:style-name="Tabla1.A1" office:value-type="string">
            <text:p text:style-name="P10">&amp;Aacute;</text:p>
          </table:table-cell>
          <table:table-cell table:style-name="Tabla1.A1" office:value-type="string">
            <text:p text:style-name="P11">A tildada</text:p>
          </table:table-cell>
        </table:table-row>
        <table:table-row>
          <table:table-cell table:style-name="Tabla1.A1" office:value-type="string">
            <text:p text:style-name="P10"> </text:p>
          </table:table-cell>
          <table:table-cell table:style-name="Tabla1.A1" office:value-type="string">
            <text:p text:style-name="P10">&amp;nbsp;</text:p>
          </table:table-cell>
          <table:table-cell table:style-name="Tabla1.A1" office:value-type="string">
            <text:p text:style-name="P11">Espacio en blanco</text:p>
          </table:table-cell>
          <table:table-cell table:style-name="Tabla1.A1" office:value-type="string">
            <text:p text:style-name="P10">É</text:p>
          </table:table-cell>
          <table:table-cell table:style-name="Tabla1.A1" office:value-type="string">
            <text:p text:style-name="P10">&amp;Eacute;</text:p>
          </table:table-cell>
          <table:table-cell table:style-name="Tabla1.A1" office:value-type="string">
            <text:p text:style-name="P11">E tildada</text:p>
          </table:table-cell>
        </table:table-row>
        <table:table-row>
          <table:table-cell table:style-name="Tabla1.A1" office:value-type="string">
            <text:p text:style-name="P10">¡</text:p>
          </table:table-cell>
          <table:table-cell table:style-name="Tabla1.A1" office:value-type="string">
            <text:p text:style-name="P10">&amp;iexcl;</text:p>
          </table:table-cell>
          <table:table-cell table:style-name="Tabla1.A1" office:value-type="string">
            <text:p text:style-name="P11">Apertura de exclamación</text:p>
          </table:table-cell>
          <table:table-cell table:style-name="Tabla1.A1" office:value-type="string">
            <text:p text:style-name="P10">Ì</text:p>
          </table:table-cell>
          <table:table-cell table:style-name="Tabla1.A1" office:value-type="string">
            <text:p text:style-name="P10">&amp;Iacute;</text:p>
          </table:table-cell>
          <table:table-cell table:style-name="Tabla1.A1" office:value-type="string">
            <text:p text:style-name="P11">I tildada</text:p>
          </table:table-cell>
        </table:table-row>
        <table:table-row>
          <table:table-cell table:style-name="Tabla1.A1" office:value-type="string">
            <text:p text:style-name="P10">¿</text:p>
          </table:table-cell>
          <table:table-cell table:style-name="Tabla1.A1" office:value-type="string">
            <text:p text:style-name="P10">&amp;iquest;</text:p>
          </table:table-cell>
          <table:table-cell table:style-name="Tabla1.A1" office:value-type="string">
            <text:p text:style-name="P11">Apertura de interrogación</text:p>
          </table:table-cell>
          <table:table-cell table:style-name="Tabla1.A1" office:value-type="string">
            <text:p text:style-name="P10">Ó</text:p>
          </table:table-cell>
          <table:table-cell table:style-name="Tabla1.A1" office:value-type="string">
            <text:p text:style-name="P10">&amp;Oacute;</text:p>
          </table:table-cell>
          <table:table-cell table:style-name="Tabla1.A1" office:value-type="string">
            <text:p text:style-name="P11">O tildada</text:p>
          </table:table-cell>
        </table:table-row>
        <table:table-row>
          <table:table-cell table:style-name="Tabla1.A1" office:value-type="string">
            <text:p text:style-name="P10">á</text:p>
          </table:table-cell>
          <table:table-cell table:style-name="Tabla1.A1" office:value-type="string">
            <text:p text:style-name="P10">&amp;aacute;</text:p>
          </table:table-cell>
          <table:table-cell table:style-name="Tabla1.A1" office:value-type="string">
            <text:p text:style-name="P11">a tildada</text:p>
          </table:table-cell>
          <table:table-cell table:style-name="Tabla1.A1" office:value-type="string">
            <text:p text:style-name="P10">Ú</text:p>
          </table:table-cell>
          <table:table-cell table:style-name="Tabla1.A1" office:value-type="string">
            <text:p text:style-name="P10">&amp;Uacute;</text:p>
          </table:table-cell>
          <table:table-cell table:style-name="Tabla1.A1" office:value-type="string">
            <text:p text:style-name="P11">U tildada</text:p>
          </table:table-cell>
        </table:table-row>
        <table:table-row>
          <table:table-cell table:style-name="Tabla1.A1" office:value-type="string">
            <text:p text:style-name="P10">é</text:p>
          </table:table-cell>
          <table:table-cell table:style-name="Tabla1.A1" office:value-type="string">
            <text:p text:style-name="P10">&amp;eacute;</text:p>
          </table:table-cell>
          <table:table-cell table:style-name="Tabla1.A1" office:value-type="string">
            <text:p text:style-name="P11">e tildada</text:p>
          </table:table-cell>
          <table:table-cell table:style-name="Tabla1.A1" office:value-type="string">
            <text:p text:style-name="P10">ñ</text:p>
          </table:table-cell>
          <table:table-cell table:style-name="Tabla1.A1" office:value-type="string">
            <text:p text:style-name="P10">&amp;ntilde;</text:p>
          </table:table-cell>
          <table:table-cell table:style-name="Tabla1.A1" office:value-type="string">
            <text:p text:style-name="P11">ñ</text:p>
          </table:table-cell>
        </table:table-row>
      </table:table>
      <text:p text:style-name="P14"><text:span text:style-name="T5"><text:line-break/>Si quieres observar una lista completa de símbolos y entidades correspondientes puedes visitar este </text:span><text:a xlink:type="simple" xlink:href="http://ascii.cl/es/codigos-html.htm" office:target-frame-name="new" xlink:show="replace" text:style-name="Internet_20_link" text:visited-style-name="Visited_20_Internet_20_Link"><text:span text:style-name="T10">enlace</text:span></text:a><text:span text:style-name="T5">.</text:span></text:p>
      <text:h text:style-name="P2" text:outline-level="3"><text:bookmark text:name="br"/>Elemento &lt;br&gt;</text:h>
      <text:p text:style-name="P7">Para conseguir esa nueva línea en la página debemos utilizar el elemento &lt;br&gt;. Es la abreviatura del vocablo "break".</text:p>
      <text:h text:style-name="P2" text:outline-level="3"><text:bookmark text:name="hr"/>Elemento &lt;hr&gt;</text:h>
      <text:p text:style-name="P7">En ocasiones una línea horizontal puede ayudar a separar los contenidos mostrados en una página web. Se consigue gracias al elemento &lt;hr&gt;. </text:p>
      <text:h text:style-name="P2" text:outline-level="3"><text:bookmark text:name="biu"/>Elementos &lt;b&gt;, &lt;i&gt;, &lt;u&gt;, &lt;big&gt;, &lt;small&gt;, &lt;s&gt;, &lt;strike&gt;, &lt;tt&gt;, &lt;u&gt;</text:h>
      <text:p text:style-name="P7">Estos elementos son utilizados para modificar el formato del texto. En concreto su utilidad es:</text:p>
      <text:p text:style-name="P15"><text:span text:style-name="T11">&lt;b&gt;</text:span> Negrita<text:line-break/><text:span text:style-name="T11">&lt;i&gt;</text:span> Itálica (Cursiva)<text:line-break/><text:span text:style-name="T11">&lt;u&gt;</text:span> Subrayado <text:line-break/><text:span text:style-name="T11">&lt;big&gt; </text:span>Tamaño mayor<text:line-break/><text:span text:style-name="T11">&lt;small&gt;</text:span> Tamaño menor<text:line-break/><text:span text:style-name="T11">&lt;s&gt; o &lt;strike&gt;</text:span> Texto tachado a media altura<text:line-break/><text:span text:style-name="T11">&lt;tt&gt; </text:span>Apariencia de teletipo</text:p>
      <text:p text:style-name="P14"><text:span text:style-name="T5">Si observarás en tu navegador que los modificadores &lt;big&gt; y &lt;small&gt; no han funcionado, esto se debe a que una regla del css "body" ha entrado en conflicto con un elemento &lt;big&gt; o &lt;small&gt;. La regla css indica que el tamaño del texto debe ser de 11 puntos, mientras que &lt;big&gt; o &lt;small&gt; intentan hacer que la </text:span><text:soft-page-break/><text:span text:style-name="T5">letra sea mayor o menor. Cuando esto ocurre normalmente (no todos los navegadores) se le da prioridad a la hoja de estilos. Si quieres observar el resultado visual de &lt;big&gt; y &lt;small&gt; te bastará con la línea del css "body" que indica el tamaño del texto.</text:span></text:p>
      <text:h text:style-name="P2" text:outline-level="3"><text:bookmark text:name="font"/>Elemento &lt;font&gt;</text:h>
      <text:p text:style-name="P7">Con este elemento de &lt;body&gt; puedes establecer formatos diferentes (tamaño, color y fuente) para texto. En realidad este elemento no es el apropiado, yo te recomiendo siempre que utilices las hojas de estilos (css) para conseguir el mismo resultado, pero esto ya queda dentro de tus preferencias. </text:p>
      <text:p text:style-name="P14"><text:span text:style-name="T5">Descarga el ejemplo </text:span><text:a xlink:type="simple" xlink:href="http://webdidacticarafaelmunoz.appspot.com/lmsgi/ejercicios-cap3/ejemplo-elemento-font.html" office:target-frame-name="new" xlink:show="replace" text:style-name="Internet_20_link" text:visited-style-name="Visited_20_Internet_20_Link"><text:span text:style-name="T10">aquí</text:span></text:a><text:span text:style-name="T5">.</text:span></text:p>
      <text:h text:style-name="P2" text:outline-level="3"><text:bookmark text:name="pre"/>Texto previo</text:h>
      <text:p text:style-name="P30"><text:span text:style-name="T2">Este elemento te resultará útil en algunas ocasiones. <text:s/>Sin embargo, existe una alternativa a todos esto, y es utilizar el elemento &lt;pre&gt;. Si lo utilizas, todo el contenido que introduzcas como valor de este elemento, se mostrará en el navegador exactamente en la misma forma.</text:span></text:p>
      <text:h text:style-name="P2" text:outline-level="3"><text:bookmark text:name="listas"/>Listas</text:h>
      <text:p text:style-name="P24">Las listas pueden ser de dos tipos:</text:p>
      <text:p text:style-name="P38"><text:span text:style-name="T5">Listas ordenadas. En este tipo de listas los elementos llevan un número a la izquierda, indicando el orden del elemento de la lista. El elemento HTML para indicar que vamos a contener una lista es ordenada es </text:span><text:span text:style-name="T9">&lt;ol&gt; </text:span><text:span text:style-name="T5">(ordered list), y cada uno de los elementos de la lista se crean gracias al elemento </text:span><text:span text:style-name="T9">&lt;li&gt;.</text:span><text:span text:style-name="T5"><text:line-break/>Listas desordenadas. En este otro tipo, los elementos incorporan una viñeta, en lugar de número, a la izquierda del elemento. El elemento HTML para contener listas desordenadas es </text:span><text:span text:style-name="T9">&lt;ul&gt;</text:span><text:span text:style-name="T5"> (unordered list), y cada uno de los elementos de la lista se crea gracias al elemento </text:span><text:span text:style-name="T9">&lt;li&gt;</text:span><text:span text:style-name="T5">.</text:span></text:p>
      <text:p text:style-name="P34"><text:span text:style-name="T5">Además, como has leído un poco más arriba, las listas son especialmente proclibes a incorporar css como modificadores de su presentación. </text:span></text:p>
      <text:h text:style-name="P2" text:outline-level="3"><text:bookmark text:name="dl"/>Listas de definiciones</text:h>
      <text:p text:style-name="P9"><text:span text:style-name="T5">Las listas de definiciones no muestran (si no son modificadas mediante css) ningún tipo de símbolos a la izquierda de los elementos. Son simplemente elementos de los que se introduce el término y su definición. Las listas de definiciones se consiguen gracias a los elementos &lt;dl&gt; (definitions list), &lt;dt&gt; (definition term) y &lt;dd&gt; (definition description). </text:span></text:p>
      <text:p text:style-name="P14"><text:soft-page-break/><text:span text:style-name="T5">Descarga el ejemplo </text:span><text:a xlink:type="simple" xlink:href="http://webdidacticarafaelmunoz.appspot.com/lmsgi/ejercicios-cap3/ejemplo-elemento-dl.html" office:target-frame-name="new" xlink:show="replace" text:style-name="Internet_20_link" text:visited-style-name="Visited_20_Internet_20_Link"><text:span text:style-name="T10">aquí</text:span></text:a><text:span text:style-name="T5">.</text:span></text:p>
      <text:h text:style-name="P2" text:outline-level="3"><text:bookmark text:name="enlaces"/>Enlaces</text:h>
      <text:p text:style-name="P7">Los enlaces son, en base, el elemento más importante del lenguaje HTML, ya que proporcionan el sentido de hipertexto, al posibilitar que desde un documento podamos visitar cualquier otro (siempre que esté visible en Internet). Los enlaces, o links, o vínculos, o hiperenlaces o hipervínculos son la base del lenguaje HTML.</text:p>
      <text:p text:style-name="P14"><text:span text:style-name="T5">Un vínculo sencillo funciona con el elemento &lt;a&gt; y el atributo "href", que especifica la URL a la que se accede. El valor del elemento &lt;a&gt; es el texto (o imagen, o elemento) que podremos clickear para acceder al nuevo contenido. Es decir, para acceder al enlace al que se apunta, se debe hacer clic sobre aquello que encontremos entre la etiqueta de inicio &lt;a&gt; y la etiqueta de fin &lt;/a&gt;. <text:s/>Para complicar un poco este ejemplo, en el siguiente código voy a exponerte el tercer tipo de css que existe: el estilo con identificador.</text:span></text:p>
      <text:p text:style-name="P14"><text:span text:style-name="T5">Descarga el ejemplo </text:span><text:a xlink:type="simple" xlink:href="http://webdidacticarafaelmunoz.appspot.com/lmsgi/ejercicios-cap3/ejemplo-elemento-a.html" office:target-frame-name="new" xlink:show="replace" text:style-name="Internet_20_link" text:visited-style-name="Visited_20_Internet_20_Link"><text:span text:style-name="T10">aquí</text:span></text:a><text:span text:style-name="T5">.</text:span></text:p>
      <text:p text:style-name="P14"><text:span text:style-name="T5">En el ejemplo anterior, además de observar la sintaxis básica del elemento &lt;a&gt;, debes fijarte en el tercer tipo de css. Para declarar este tipo de css necesitamos buscar un nombre cualquiera y hacerlo preceder del carácter "</text:span><text:span text:style-name="Strong_20_Emphasis"><text:span text:style-name="T5">#</text:span></text:span><text:span text:style-name="T5">". Para poder utilizar este estilo que hemos declarado, el elemento que lo quiera utilizar debe incorporar el atributo "</text:span><text:span text:style-name="Strong_20_Emphasis"><text:span text:style-name="T5">id</text:span></text:span><text:span text:style-name="T5">" y asignarle como valor el nombre que hemos dado al estilo en su declaración. En concreto, en el ejemplo anterior, el enlace de "Iron Man" utiliza el estilo que hemos creado.</text:span></text:p>
      <text:p text:style-name="P14"><text:span text:style-name="T5">Además de el atributo "href", también es importante que conozcas el atributo "target" (destino). Este atributo se utiliza para indicar el lugar en el que deseamos que la nueva página se abra. Un ejemplo:</text:span></text:p>
      <text:p text:style-name="P12">Los posibles valores que puede tomar el atributo "target" son:</text:p>
      <text:p text:style-name="P15"><text:span text:style-name="T11">_blank </text:span>= Se abre la página de destino en una nueva ventana o pestaña (tab).</text:p>
      <text:p text:style-name="P15"><text:span text:style-name="T11">_self </text:span>= La nueva página se abre en la misma ventana o pestaña sobre la que se ha hecho clic.</text:p>
      <text:p text:style-name="P15"><text:soft-page-break/><text:span text:style-name="T11">_parent </text:span>= La página se abre en la ventana padre, que es la que ha originado aquella sobre la que el usuario hace clic.</text:p>
      <text:p text:style-name="P15"><text:span text:style-name="T11">_top </text:span>= En caso de que hayamos utilizado "frames", esta opción debería abrir el nuevo documento en todo el espacio disponible en el navegador. Si no estamos utilizando "frames", el valor "_top" será igual al valor "_self".</text:p>
      <text:h text:style-name="P2" text:outline-level="3"><text:bookmark text:name="marcador"/>Enlaces a marcadores</text:h>
      <text:p text:style-name="P36"><text:span text:style-name="T5">Lo primero que debemos hacer es establecer un lugar de la página, donde queremos que el usuario pueda acceder directamente. El objeto que va a servir para establecer el destino recibe el nombre de "marcador" y se consigue a través del elemento &lt;a&gt; y el atributo "name". El valor del atributo determina el nombre que recibirá el marcador. Un marcador se establece en la siguiente forma:</text:span></text:p>
      <text:p text:style-name="P36"><text:span text:style-name="T5">El establecimiento del marcador ya está hecho. Lo único que nos queda por saber es cómo puedo acceder a ese marcador. La forma es muy sencilla. Se trata simplemente de utilizar el atributo "href" y establecer un valor igual al nombre que hemos establecido para el marcador, precedido del símbolo "#". Un ejemplo sería:</text:span></text:p>
      <text:p text:style-name="P14"><text:span text:style-name="T5">Descarga el ejemplo </text:span><text:a xlink:type="simple" xlink:href="http://webdidacticarafaelmunoz.appspot.com/lmsgi/ejercicios-cap3/ejemplo-elemento-a-marcador.html" office:target-frame-name="new" xlink:show="replace" text:style-name="Internet_20_link" text:visited-style-name="Visited_20_Internet_20_Link"><text:span text:style-name="T10">aquí</text:span></text:a><text:span text:style-name="T5">.</text:span></text:p>
      <text:p text:style-name="P12">El código de varias marcas "&lt;p&gt;&amp;nbsp;&lt;/p&gt;" ha sido incluido únicamente para hacer la página más larga, de modo que puedas ver como nos desplazamos de un lugar a otro de la misma.</text:p>
      <text:p text:style-name="P12">Para que no te aburras mucho con este ejemplo, que es muy sencillo, te puedes centrar en comprender <text:span text:style-name="T11">el css "a:hover".</text:span> Es muy sencillo, se trata de indicar un cambio de estilo en el texto de los enlaces cuando el ratón pase encima de ellos. El evento en el que esto ocurre se llama "hover". Gracias al mismo puedes llevar a cabo este pequeño "milagro".</text:p>
      <text:p text:style-name="P12">Llegado este punto podría ser interesante que hicieras un pequeño ejercicio con el evento "hover", de manera que cambiaras el formato de un elemento &lt;h1&gt; o un elemento &lt;p&gt; cuando el ratón pase por encima.</text:p>
      <text:p text:style-name="P5"> </text:p>
      <text:h text:style-name="P2" text:outline-level="3"><text:bookmark text:name="img"/><text:soft-page-break/>Imágenes. Elemento &lt;img&gt;</text:h>
      <text:p text:style-name="P29"><text:s/>La sintaxis básica es muy muy simple. Se utiliza el elemento &lt;img&gt; y el atributo "src" (source - origen). </text:p>
      <text:p text:style-name="P29">En los tres ejemplos anteriores se observa como el atributo "src" es el encargado real de localizar la imagen que se va a mostrar en pantalla. Junto con el atributo "src", observas el atributo "alt" que incorpora un texto a la imagen. Dicho texto aparecera en pantalla en ciertos navegadores cuando la imagen no pueda mostrarse, por cualquier motivo.</text:p>
      <text:p text:style-name="P24">Además, también observas como podemos modificar el tamaño original de la imagen, a través de los atributos "width" (ancho) y "height" (alto). Los valores de estos atributos pueden darse en unidades de "px" (píxel) o "%" (por ciento con respecto al tamaño original).</text:p>
      <text:p text:style-name="P36"><text:span text:style-name="T5">Sin embargo, y ya que la inclusión de una imagen es algo bastante sencillo en HTML, vamos a seguir complicándonos con el css. Con el siguiente código css vamos a estudiar algunas alternativas interesantes:</text:span></text:p>
      <text:p text:style-name="P36"><text:span text:style-name="T5">Descarga el ejemplo </text:span><text:a xlink:type="simple" xlink:href="http://webdidacticarafaelmunoz.appspot.com/lmsgi/ejercicios-cap3/ejemplo-elemento-img.html" office:target-frame-name="new" xlink:show="replace" text:style-name="Internet_20_link" text:visited-style-name="Visited_20_Internet_20_Link"><text:span text:style-name="T10">aquí</text:span></text:a><text:span text:style-name="T5">.</text:span></text:p>
      <text:p text:style-name="P24">Estudiando un poco el código css anterior podemos llegar a las siguientes conclusiones:</text:p>
      <text:p text:style-name="P38"><text:span text:style-name="T5">Las imágenes se van a ver normalmente con el posicionamiento "inline", que significa "ocupando el mínimo sitio posible". Si quieres ver más posibilidades para el valor de "display" te aconsejo el siguiente </text:span><text:a xlink:type="simple" xlink:href="http://quirksmode.org/css/css2/display.html" office:target-frame-name="new" xlink:show="replace" text:style-name="Internet_20_link" text:visited-style-name="Visited_20_Internet_20_Link"><text:span text:style-name="T10">enlace</text:span></text:a><text:span text:style-name="T5">.</text:span></text:p>
      <text:p text:style-name="P37">Las imágenes tendrán un borde blanco, de un píxel de ancho. Esto se consigue gracias a "border:1px solid #ffffff;"</text:p>
      <text:p text:style-name="P37">Cuando el ratón pase sobre una imagen (evento hover) el borde de la imagen cambiará de color a casi negro (border:1px solid #0000ff;) y se aplica transparencia sobre la imagen, en este caso del 80% (opacity:0.8;).</text:p>
      <text:p text:style-name="P37">Por último, los comentarios en css pueden ser "&lt;!--    --&gt;", <text:span text:style-name="T16">o, </text:span>"/* comentario */".</text:p>
      <text:h text:style-name="P27" text:outline-level="3"><text:bookmark text:name="map"/><text:span text:style-name="T1">Elementos &lt;map&gt; y &lt;area&gt;</text:span></text:h>
      <text:p text:style-name="P7">A veces queremos que una imagen sirva como un enlace que redireccione al usuario a otra página. Eso es fácil, sabes que sólo tienes que meter la imagen dentro de un elemento &lt;a&gt;.Esto lo puedes conseguir con el elemento &lt;map&gt; (que te permite definir diferentes <text:soft-page-break/>áreas dentro de una imagen), y el elemento &lt;area&gt; (que te permitirá definir esas áreas activas dentro de la imagen).</text:p>
      <text:p text:style-name="P14"><text:span text:style-name="T5">Para poder definir un mapa dentro de una imagen, primero necesitamos incluir una imagen dentro de nuestro código HTML. Una vez introducida, hay que utilizar el atributo "usemap" del elemento &lt;img&gt; para crear un identificador que asociará a la imagen y al mapa de áreas. El valor del atributo es algo aleatorio, elegido por nosotros. Es muy importante que ahora introduzcamos un elemento &lt;map&gt; cuyo identificador sea el valor "Map", para que concuerde con el valor del atributo "usemap" del elemento &lt;img&gt;. Es en este punto cuando podemos entrar a definir las áreas dentro de una imagen. Existen tres tipos de áreas:</text:span></text:p>
      <text:p text:style-name="P15">- Área rectangular. Este tipo se especifica a través del elemento <text:span text:style-name="T11">&lt;area shape="rect"&gt;</text:span>. Los cuatro valores de su atributo "coords" corresponden con la x y la y de la esquina superior izquierda, el ancho y el alto del rectángulo. </text:p>
      <text:p text:style-name="P15">- Área circular. Este tipo se especifica a través del elemento <text:span text:style-name="T11">&lt;area shape="circle"&gt;</text:span>. Los tres valores de su atributo "coord" corresponden con la x y la y del centro de la circunferencia y el radio de la misma. </text:p>
      <text:p text:style-name="P15">- Área poligonal libre. Este tipo nos permite dibujar de forma libre (a través de puntos) sobre el mapa y realizar cualquier tipo de figura. Los diferentes valores del atributo "coords" corresponden con parejas de valores (x e y) de los puntos por los que pasa el polígono. <text:span text:style-name="T17">Sería &lt;area shape=”poly” coords = “COORDENADAS”=#Marcador/&gt;</text:span></text:p>
      <text:p text:style-name="P15">Puedes ver que cada elemento &lt;area&gt; tiene también un atributo "href" que sirve para especificar el enlace al que redirigir al usuario. En los ejemplos anteriores estás viendo que se admiten los marcadores como una forma de crear enlaces.</text:p>
      <text:p text:style-name="P18"><text:span text:style-name="T5">Descarga el ejemplo </text:span><text:a xlink:type="simple" xlink:href="http://webdidacticarafaelmunoz.appspot.com/lmsgi/ejercicios-cap3/ejemplo-elemento-map-area.html" office:target-frame-name="new" xlink:show="replace" text:style-name="Internet_20_link" text:visited-style-name="Visited_20_Internet_20_Link"><text:span text:style-name="T10">aquí</text:span></text:a><text:span text:style-name="T5">.</text:span></text:p>
      <text:h text:style-name="P2" text:outline-level="3"><text:bookmark text:name="tabla"/>Tablas. Elementos &lt;table&gt;, &lt;td&gt;, &lt;tr&gt;, &lt;th&gt;</text:h>
      <text:p text:style-name="P7">Las tablas son los elementos HTML que permiten organizar la información en formatos tabulares, es decir, con distribución de filas y columnas. </text:p>
      <text:p text:style-name="P15"><text:soft-page-break/><text:span text:style-name="T11">&lt;table&gt;</text:span> -&gt; Es el elemento principal que permite crear una tabla. Dentro de este elemento encontramos el resto.<text:line-break/><text:span text:style-name="T11">&lt;tr&gt;</text:span> -&gt; Sirve para definir las filas de una tabla. Dentro de este elemento se pueden declarar las diferentes celdas de la tabla.<text:line-break/><text:span text:style-name="T11">&lt;td&gt;</text:span> -&gt; Permite crear celdas dentro de una celda.</text:p>
      <text:p text:style-name="P14"><text:span text:style-name="T5">Descarga el ejemplo </text:span><text:a xlink:type="simple" xlink:href="http://webdidacticarafaelmunoz.appspot.com/lmsgi/ejercicios-cap3/ejemplo-elemento-table.html" office:target-frame-name="new" xlink:show="replace" text:style-name="Internet_20_link" text:visited-style-name="Visited_20_Internet_20_Link"><text:span text:style-name="T10">aquí</text:span></text:a><text:span text:style-name="T5">.</text:span></text:p>
      <text:p text:style-name="P12">En ocasiones, varias celdas de una tabla pueden asociarse para formar una. En concreto las asociacione pueden darse en sentido horizontal o vertical. Las asociaciones en sentido horizontal se consiguen gracias al atributo "colspan" del elemento &lt;td&gt;, y las asociaciones verticales se consiguen con el atributo "rowspan".</text:p>
      <text:p text:style-name="P14"><text:span text:style-name="T5">En concreto, vamos a seguir un ejemplo basándonos en la tabla anterior. en primer lugar la tabla debe ser modificada levemente, para incorporar las imágenes de los superhéroes, quedando así:</text:span></text:p>
      <text:p text:style-name="P14"><text:span text:style-name="T5">Descarga el ejemplo </text:span><text:a xlink:type="simple" xlink:href="http://webdidacticarafaelmunoz.appspot.com/lmsgi/ejercicios-cap3/ejemplo-elemento-table-con-imagenes.html" office:target-frame-name="new" xlink:show="replace" text:style-name="Internet_20_link" text:visited-style-name="Visited_20_Internet_20_Link"><text:span text:style-name="T10">aquí</text:span></text:a><text:span text:style-name="T5">.</text:span></text:p>
      <text:p text:style-name="P14"><text:span text:style-name="T5">Para explicar el uso del atributo "colspan", vamos a centrarnos en un lugar del ejemplo, en concreto será en la segunda fila, donde aparece la breve reseña de Thor. En esta segunda fila vemos como hay dos celdas, pero la primera está completamente vacía. Si quisiéramos unir las dos celdas de la segunda fila en una, bastaría con añadir el atributo "colspan='2'" a la primera de las celdas de la fila. De esta forma le estaría indicando a la tabla que la primera celda de la segunda fila debe ocupar dos columnas. Lógicamente la segunda celda de la segunda fila debería desaparecer. Como ejemplo:</text:span></text:p>
      <text:p text:style-name="P14"><text:span text:style-name="T5">Descarga el ejemplo </text:span><text:a xlink:type="simple" xlink:href="http://webdidacticarafaelmunoz.appspot.com/lmsgi/ejercicios-cap3/ejemplo-elemento-table-colspan.html" office:target-frame-name="new" xlink:show="replace" text:style-name="Internet_20_link" text:visited-style-name="Visited_20_Internet_20_Link"><text:span text:style-name="T10">aquí</text:span></text:a><text:span text:style-name="T5">.</text:span></text:p>
      <text:p text:style-name="P14"><text:span text:style-name="T5">Para ilustrar el uso del atributo "rowspan", que sirve para que una celda ocupe más de una fila, vamos a centrarnos en la tercera y cuarta fila del ejemplo de tabla con imágenes (</text:span><text:a xlink:type="simple" xlink:href="http://webdidacticarafaelmunoz.appspot.com/lmsgi/ejercicios-cap3/ejemplo-elemento-table-con-imagenes.html" office:target-frame-name="new" xlink:show="replace" text:style-name="Internet_20_link" text:visited-style-name="Visited_20_Internet_20_Link"><text:span text:style-name="T10">este</text:span></text:a><text:span text:style-name="T5">). En el ejemplo se muestra el nombre de "Hulk" ocupando una celda de la tercera fila. Gracias al atributo "rowspan='2'" vamos a conseguir que el nombre de "Hulk" ocupe una celda que se extienda desde la tercera a la cuarta fila. Descarga el ejemplo </text:span><text:a xlink:type="simple" xlink:href="http://webdidacticarafaelmunoz.appspot.com/lmsgi/ejercicios-cap3/ejemplo-elemento-table-colspan-y-rowspan.html" office:target-frame-name="new" xlink:show="replace" text:style-name="Internet_20_link" text:visited-style-name="Visited_20_Internet_20_Link"><text:span text:style-name="T10">aquí</text:span></text:a><text:span text:style-name="T5">.</text:span></text:p>
      <text:p text:style-name="P12"><text:soft-page-break/>Es importante que observes que la cuarta fila ha quedado con una única celda, el motivo es obvio.</text:p>
      <text:p text:style-name="P14"><text:span text:style-name="T5">Las tablas son elementos que pueden ser fácilmente anidados, unos dentro de otros. Normalmente, para conseguirlo, creamos tablas dentro de los elementos &lt;td&gt;. A continuación voy a exponerte un ejemplo donde existe una tabla general y tres tablas interiores a esta. Dentro de cada una de las tres tablas interiores se expone la información de un superhéroe. El ejemplo queda:</text:span></text:p>
      <text:p text:style-name="P14"><text:span text:style-name="T5">Descarga el ejemplo </text:span><text:a xlink:type="simple" xlink:href="http://webdidacticarafaelmunoz.appspot.com/lmsgi/ejercicios-cap3/ejemplo-elemento-tabla-anidada.html" office:target-frame-name="new" xlink:show="replace" text:style-name="Internet_20_link" text:visited-style-name="Visited_20_Internet_20_Link"><text:span text:style-name="T10">aquí</text:span></text:a><text:span text:style-name="T5">.</text:span></text:p>
      <text:p text:style-name="P14"><text:span text:style-name="T5">En el ejemplo anterior puedes observar como como se utiliza el atributo "colspan", pero además también he señalado la forma de centrar elementos dentro de una celda, utilizando el atributo "align='center'". Además observa que he introducido el elemento </text:span><text:span text:style-name="Strong_20_Emphasis"><text:span text:style-name="T5">&lt;th&gt;</text:span></text:span><text:span text:style-name="T5">, que se utiliza exactamente igual que el elemento &lt;td&gt;, pero que indica que esa celda es "de título" (cabecera de una tabla).</text:span></text:p>
      <text:p text:style-name="P14"><text:span text:style-name="T5">A continuación vamos a estudiar algunos css específicos que nos van a permitir formatear nuestras tablas. Despues de observar el ejemplo desglosaré cada una de las funciones que conseguimos con css:</text:span></text:p>
      <text:p text:style-name="P14"><text:span text:style-name="T5">Descarga el ejemplo </text:span><text:a xlink:type="simple" xlink:href="http://webdidacticarafaelmunoz.appspot.com/lmsgi/ejercicios-cap3/ejemplo-elemento-tabla-anidada-con-css.html" office:target-frame-name="new" xlink:show="replace" text:style-name="Internet_20_link" text:visited-style-name="Visited_20_Internet_20_Link"><text:span text:style-name="T10">aquí</text:span></text:a><text:span text:style-name="T5">.</text:span></text:p>
      <text:p text:style-name="P12">Vamos a repasar todo lo que hemos conseguido gracias a los css que hemos introducido en el ejemplo:</text:p>
      <text:p text:style-name="P38"><text:span text:style-name="T5">Hemos centrado el título de la página, gracias a incluir </text:span><text:span text:style-name="Strong_20_Emphasis"><text:span text:style-name="T5">text-align:center;</text:span></text:span><text:span text:style-name="T5"> en el css de elemento "body".</text:span></text:p>
      <text:p text:style-name="P38"><text:span text:style-name="T5">Hemos creado un css de identificador, llamado </text:span><text:span text:style-name="Strong_20_Emphasis"><text:span text:style-name="T5">#tablaPrincipal</text:span></text:span><text:span text:style-name="T5">, que permite especificar un borde de tabla simplificado, gracias a </text:span><text:span text:style-name="Strong_20_Emphasis"><text:span text:style-name="T5">border-collapse:collapse;</text:span></text:span><text:span text:style-name="T5">. También permite asignar un tipo de borde punteado, de 3 px y de color verde gracias a </text:span><text:span text:style-name="Strong_20_Emphasis"><text:span text:style-name="T5">border:3px dotted #66CC33; /* verde */</text:span></text:span><text:span text:style-name="T5">, y especificamos que el ancho de la tabla sera de todo el espacio disponible gracias a </text:span><text:span text:style-name="Strong_20_Emphasis"><text:span text:style-name="T5">width:100%;</text:span></text:span></text:p>
      <text:p text:style-name="P38"><text:span text:style-name="T5">Hemos creado un css de clase llamado </text:span><text:span text:style-name="Strong_20_Emphasis"><text:span text:style-name="T5">.tablaSuperheroe</text:span></text:span><text:span text:style-name="T5">, que incorpora un borde sólido de 1 px y color rojo gracias a </text:span><text:span text:style-name="Strong_20_Emphasis"><text:span text:style-name="T5">border:1px solid #CC0000;</text:span></text:span><text:span text:style-name="T5"> y un </text:span><text:soft-page-break/><text:span text:style-name="T5">ancho de todo el espacio disponible gracias a </text:span><text:span text:style-name="Strong_20_Emphasis"><text:span text:style-name="T5">width:100%;</text:span></text:span><text:span text:style-name="T5">. Todas las tablas interiores utilizan este estilo.</text:span></text:p>
      <text:p text:style-name="P38"><text:span text:style-name="T5">Hemos especificado que los títulos de las tablas interiores, representados con el elemento &lt;th&gt; tengan su texto centrado gracias a </text:span><text:span text:style-name="Strong_20_Emphasis"><text:span text:style-name="T5">text-align:center;</text:span></text:span><text:span text:style-name="T5">, que dejen un contorno dentro de la celda de 15 px en superior, inferior, izquierda y derecha gracias a </text:span><text:span text:style-name="Strong_20_Emphasis"><text:span text:style-name="T5">padding:15px;</text:span></text:span><text:span text:style-name="T5">, y hemos especificado un color de fondo </text:span><text:span text:style-name="Strong_20_Emphasis"><text:span text:style-name="T5">background-color:#330099;</text:span></text:span><text:span text:style-name="T5">. No se te olvide que el color blanco que aparece en el texto de estas celdas se le otorga gracias al estilo incluido en el css de elemento </text:span><text:span text:style-name="Strong_20_Emphasis"><text:span text:style-name="T5">a</text:span></text:span><text:span text:style-name="T5">.</text:span></text:p>
      <text:p text:style-name="P38"><text:span text:style-name="T5">Hemos modificado la alineación de la reseña del superhéroe, gracias a la creación de un css de clase llamado </text:span><text:span text:style-name="Strong_20_Emphasis"><text:span text:style-name="T5">.descripcionHeroe</text:span></text:span><text:span text:style-name="T5">. En este css indicamos que el texto debe estar alineado a la izquierda gracias a </text:span><text:span text:style-name="Strong_20_Emphasis"><text:span text:style-name="T5">text-align:left;</text:span></text:span><text:span text:style-name="T5">, y que debe estar alineado verticalmente en el principio de la celda gracias a </text:span><text:span text:style-name="Strong_20_Emphasis"><text:span text:style-name="T5">vertical-align:top;</text:span></text:span><text:span text:style-name="T5">.</text:span></text:p>
      <text:p text:style-name="P38"><text:span text:style-name="T5">Hemos conseguido que todas las imágenes de la página se muestren con un ancho de 200 px gracias a la creación de un css de elemento </text:span><text:span text:style-name="Strong_20_Emphasis"><text:span text:style-name="T5">img</text:span></text:span><text:span text:style-name="T5">, en el que hemos expuesto </text:span><text:span text:style-name="Strong_20_Emphasis"><text:span text:style-name="T5">width: 200px;</text:span></text:span><text:span text:style-name="T5">. Este aspecto de las imágenes aporta uniformidad a la página.</text:span></text:p>
      <text:p text:style-name="P37">Ejercicio. Tras aprender todo lo relacionado con tablas, te propongo un ejercicio:</text:p>
      <text:p text:style-name="P43"><text:tab/>- Representarás la alineación de un equipo de fútbol<text:line-break/><text:tab/>- Para representarla utilizarás una tabla, donde pondrás una fila para el portero, otra para la defensa, otra para los medios y otra para los delanteros. Las filas se presentarán con dos tipso diferentes de verde, alternados. Una vez que hubieses acabado todos los puntos de este ejercicio puedes intentar colocar imágenes de fondo en lugar de utilizar colores en estas filas.<text:line-break/>- Utilizarás tantas columnas como creas necesario, yo te recomiento que utilices al menos 5.<text:line-break/>- Dentro de las celdas de esta tabla podrás introducir otras tablas, que mostrarán información sobre cada jugador de la alineación.<text:line-break/>- Cada tabla de jugador mostrará la imagen, el nombre y la posición del jugador. Esto lo debes conseguir utilizando los atributos rowspan y colspan.<text:line-break/><text:soft-page-break/>- Cada imagen y nombre de jugador servirá como enlace a un sitio de Internet donde se muestre información sobre él.<text:line-break/>- Debes utilizar obligatoriamente css de los tres tipos que conoces: de elemento, de clase y de identificación. Gracias a estos podrás modificar la apariencia de la página. Con los css deberás:</text:p>
      <text:p text:style-name="P23">- Hacer que todas las imágenes tengan el mismo ancho.<text:line-break/>- Modificar el ancho y el color del borde de la tabla.<text:line-break/>- Introducir un contorno en el interior de las celdas de la tabla principal.<text:line-break/>- Modificar anchos de las tablas utilizadas.</text:p>
      <text:p text:style-name="P5"> </text:p>
      <text:h text:style-name="P2" text:outline-level="3"><text:bookmark text:name="marcos"/>Marcos. Elementos &lt;frameset&gt; y &lt;frame&gt;</text:h>
      <text:p text:style-name="P7">Los marcos son una forma de crear divisiones rectangulares en el área de trabajo del navegador. Es medianamente parecido a la creación de tablas y para conseguirlo utilizamos los elementos &lt;frameset&gt; y &lt;frame&gt;.</text:p>
      <text:p text:style-name="P12">El elemento &lt;frameset&gt; permite introducir una división de la página, tanto en horizontal como en vertical. Esto se consigue gracias a los atritutos:</text:p>
      <text:p text:style-name="P18"><text:span text:style-name="T5">- </text:span><text:span text:style-name="Strong_20_Emphasis"><text:span text:style-name="T5">rows</text:span></text:span><text:span text:style-name="T5">. Con este atributo de frameset se consigue una separación vertical en la página. Ejemplos de utilización serían:</text:span></text:p>
      <text:p text:style-name="P20">&lt;frameset rows="15%,*" ...... Se crean dos espacios rectangulares, el primero coge el 15% del espacio disponible y el segundo coge el resto.</text:p>
      <text:p text:style-name="P20">&lt;frameset rows="375,*,10%" ...... Se crean tres espacios rectangulares, el primero coge 375 píxeles, el tercero coge el 10% del espacio total y el segundo coge el resto del espacio, después de asignar el espacio del primero y del tercero.</text:p>
      <text:p text:style-name="P18"><text:span text:style-name="T5">- </text:span><text:span text:style-name="Strong_20_Emphasis"><text:span text:style-name="T5">cols</text:span></text:span><text:span text:style-name="T5">. Con este atributo de frameset se crean divisiones horizontales. Los ejemplos vistos para el atributo "rows" son válidos ahora para el atributo "cols".</text:span></text:p>
      <text:p text:style-name="P12"><text:soft-page-break/>Una vez que el elemento &lt;frameset&gt; ha especificado la forma de división que se desea utilizar, en su interior debemos introducir tantos elementos &lt;frame&gt; como "huecos" hayamos preparado en nuestra página. Un ejemplo completo sería:</text:p>
      <text:p text:style-name="P15">&lt;frameset cols="15%,*" border="1"&gt;<text:line-break/>  &lt;frame src="izq.html" name="izquierda" /&gt;<text:line-break/>  &lt;frame src="der.html" name="principal" /&gt;<text:line-break/>&lt;/frameset&gt;</text:p>
      <text:p text:style-name="P18"><text:span text:style-name="T5">Descarga el ejemplo </text:span><text:a xlink:type="simple" xlink:href="http://webdidacticarafaelmunoz.appspot.com/lmsgi/ejercicios-cap3/marcos/marcos.html" text:style-name="Internet_20_link" text:visited-style-name="Visited_20_Internet_20_Link"><text:span text:style-name="T10">aquí</text:span></text:a><text:span text:style-name="T5">.</text:span></text:p>
      <text:p text:style-name="P12">En el ejemplo anterior se ha creado una división horizontal muy simple en dos rectángulos. Para introducir en esos espacios se utilizan dos elementos &lt;frame&gt;. En el atributo "src" del elemento frame introducimos el recurso que queremos que se muestre. El atributo "name" solo se utilizará para características más avanzadas de navegación.</text:p>
      <text:p text:style-name="P12">Deberías realizar ejemplos complejos de creación de marcos.</text:p>
      <text:h text:style-name="P2" text:outline-level="3"><text:bookmark text:name="div"/>Agrupación de contenido. Elemento &lt;div&gt;</text:h>
      <text:p text:style-name="P7">El elemento &lt;div&gt; permite realizar una agrupación de contenido, de manera que un conjunto de elementos quedarán contenidos dentro de un bloque. El elemento &lt;div&gt; se configura a través de hojas de estilos. Su uso es muy simple, basta con asignarle un identificador e incorporar elementos en su interior. Un ejemplo sería:</text:p>
      <text:p text:style-name="P15">&lt;div id="tablaThor"&gt;<text:line-break/>  &lt;table class="tablaSuperheroe"&gt;<text:line-break/>    &lt;tr&gt;<text:line-break/>      &lt;th colspan="2"&gt;&lt;a href="http://es.wikipedia.org/wiki/Thor"&gt;Thor&lt;/a&gt;&lt;/th&gt;<text:line-break/>    &lt;/tr&gt;<text:line-break/>    &lt;tr&gt;<text:line-break/>      &lt;td&gt;&lt;img src="../image/Thor.jpg" /&gt;&lt;/td&gt;<text:line-break/>      &lt;td class="descripcionHeroe"&gt;Un semidios con un poder portentoso gracias a su martillo, que le fue regalado por su padre, el gran Od&amp;iacute;n, padre de todos los Dioses de Asgard. Thor viaja por accidente a la tierra y desde ese momento pasa a ser su protector ante diversas fuerzas espaciales malignas.&lt;/td&gt;<text:line-break/><text:soft-page-break/>    &lt;/tr&gt;<text:line-break/>  &lt;/table&gt;<text:line-break/>&lt;/div&gt;</text:p>
      <text:p text:style-name="P14"><text:span text:style-name="T5">Descarga el ejemplo </text:span><text:a xlink:type="simple" xlink:href="http://webdidacticarafaelmunoz.appspot.com/lmsgi/ejercicios-cap3/ejemplo-elemento-div.html" office:target-frame-name="new" xlink:show="replace" text:style-name="Internet_20_link" text:visited-style-name="Visited_20_Internet_20_Link"><text:span text:style-name="T10">aquí</text:span></text:a><text:span text:style-name="T5">.</text:span></text:p>
      <text:p text:style-name="P12">En realidad el uso de div es algo muy simple desde el punto de vista de HTML, pero relativamente complicado de manejar desde las hojas de estilos css. A continuación estudiaremos el concepto de flotación y de posicionamiento, combinando ambos podremos crear interfaces web atractivas y arquitectónicamente complejas.</text:p>
      <text:p text:style-name="P12">En primer lugar veremos el concepto de flotación. Esto permite que los elementos &lt;div&gt; de la página "floten" sobre el resto de elementos, de manera que podemos encontrar espacios superpuestos con diferentes elementos en pantalla. En css esto se conseguirá a través de:</text:p>
      <text:p text:style-name="P15">float: inherit (hereda el formato del contenedor de este elemento) | left (alineado izquierda) | right (alineado derecha) | none (sin alineación) ;</text:p>
      <text:p text:style-name="P12">Un ejemplo de utilización es:</text:p>
      <text:p text:style-name="P18"><text:span text:style-name="T5">............................<text:line-break/>#tablaThor {<text:line-break/>width: 400px;<text:line-break/>background: #33FFCC;<text:line-break/></text:span><text:span text:style-name="Strong_20_Emphasis"><text:span text:style-name="T5">float: left;</text:span></text:span><text:span text:style-name="T5"><text:line-break/>}<text:line-break/>#tablaHulk {<text:line-break/>width: 400px;<text:line-break/>background:#CC0000;<text:line-break/></text:span><text:span text:style-name="Strong_20_Emphasis"><text:span text:style-name="T5">float: right;</text:span></text:span><text:span text:style-name="T5"><text:line-break/>}<text:line-break/>#tablaIronMan {<text:line-break/>width: 400px;<text:line-break/>background:#663333;<text:line-break/></text:span><text:span text:style-name="Strong_20_Emphasis"><text:span text:style-name="T5">float: left; </text:span></text:span><text:span text:style-name="T5"><text:line-break/></text:span><text:soft-page-break/><text:span text:style-name="T5">}<text:line-break/>...........................</text:span></text:p>
      <text:p text:style-name="P14"><text:span text:style-name="T5">Descarga el ejemplo </text:span><text:a xlink:type="simple" xlink:href="http://webdidacticarafaelmunoz.appspot.com/lmsgi/ejercicios-cap3/ejemplo-elemento-div.html" office:target-frame-name="new" xlink:show="replace" text:style-name="Internet_20_link" text:visited-style-name="Visited_20_Internet_20_Link"><text:span text:style-name="T10">aquí</text:span></text:a><text:span text:style-name="T5">. Es importante que observes que se ha hecho que dos de los div estén alineados flotando a la izquierda. Debes observar el comportamiento que tiene esto en el navegador y lo que ocurre cuando la ventana del navegador se redimensiona o cuando quitas la flotación de alguno de los elementos &lt;div&gt;.</text:span></text:p>
      <text:p text:style-name="P12">Por otra parte, los elementos &lt;div&gt; también funcionan en otra forma, en lugar de por flotación se les puede asignar un "posicionamiento" específico, a través del css:</text:p>
      <text:p text:style-name="P15">position: fixed (posición fija) | relativa (posición relativa al resto de elementos) | absoluta (posicionamiento absoluto en pantalla)</text:p>
      <text:p text:style-name="P12">Ejemplos de utilización de este posicionamiento los podemos encontrar en:</text:p>
      <text:p text:style-name="P18"><text:span text:style-name="T5">.....................................<text:line-break/>#tablaThor {<text:line-break/>  width: 400px;<text:line-break/>  </text:span><text:span text:style-name="Strong_20_Emphasis"><text:span text:style-name="T5">position:fixed;<text:line-break/>  margin-top:30px;<text:line-break/>  margin-left:15px;</text:span></text:span><text:span text:style-name="T5"><text:line-break/>  /*z-index:1;*/ // A través de z-index puedes modificar la posición de la capa, de manera que esté más "arriba" o "abajo" en el eje z<text:line-break/>  /* En este caso el &lt;div&gt; se quedará anclado de forma permanente en el lugar que le haya correspondido por puro posicionamiento del resto de los elementos. Es decir, el &lt;div&gt; está colocado en algún lugar de la página, que le ha correspondido por la forma en la que se distribuyen los elementos de la página. El &lt;div&gt; permanecerá fijo en ese lugar. A través de elementos como margin-top (o bootom, left o right) podemos modificar levemente esa posición*/<text:line-break/>}<text:line-break/>#tablaHulk {<text:line-break/>  width: 400px;<text:line-break/>  background:#CC0000;<text:line-break/> </text:span><text:span text:style-name="Strong_20_Emphasis"><text:span text:style-name="T5"> position:relative;<text:line-break/></text:span></text:span><text:soft-page-break/><text:span text:style-name="Strong_20_Emphasis"><text:span text:style-name="T5">  left:-20px;<text:line-break/></text:span></text:span><text:span text:style-name="T5">  /* El &lt;div&gt; utlizado queda colocado en la página en el lugar que le correponda como cualquier otro elemento html y, al contrario que con la opción "position:fixed", el elemento se desplaza arriba y abajo con el scroll del navegador. Como puedes ver, podemos utilizar posicionamientos negativos con "left:-20px;" para modificar la posición ocupada por el elemento.*/<text:line-break/>}<text:line-break/>#tablaIronMan {<text:line-break/>  width: 400px;<text:line-break/>  background:#663333;<text:line-break/> </text:span><text:span text:style-name="Strong_20_Emphasis"><text:span text:style-name="T5"> position:absolute;<text:line-break/>  left:200px;<text:line-break/>  top:150px; </text:span></text:span><text:span text:style-name="T5"><text:line-break/>  /* El posicionamiento de tipo absoluto es muy potente pero puede resultar incómodo. Se trata de especificar unas coordenadas y el elemento quedará anclado definitivamente allí. Este posicionamiento tiene algo más de juego si en lugar de utilizar "left" y "top" utilizamos sólo uno de los dos. Pruébalo.*/ <text:line-break/>}<text:line-break/>..........................</text:span></text:p>
      <text:p text:style-name="P14"><text:span text:style-name="T5">Descarga el ejemplo </text:span><text:a xlink:type="simple" xlink:href="http://webdidacticarafaelmunoz.appspot.com/lmsgi/ejercicios-cap3/ejemplo-elemento-div2.html" office:target-frame-name="new" xlink:show="replace" text:style-name="Internet_20_link" text:visited-style-name="Visited_20_Internet_20_Link"><text:span text:style-name="T10">aquí</text:span></text:a><text:span text:style-name="T5">.</text:span></text:p>
      <text:p text:style-name="P14"><text:span text:style-name="T5">Te recomiento que pases bastante tiempo jugando con los diferentes posicionamientos y flotaciones de elementos &lt;div&gt;. Para ello quizá sería oportuno que descargaras alguna plantilla css de Internet y estudiaras como está hecha. Yo personalmente soy forofo de </text:span><text:a xlink:type="simple" xlink:href="http://www.freecsstemplates.org/" office:target-frame-name="new" xlink:show="replace" text:style-name="Internet_20_link" text:visited-style-name="Visited_20_Internet_20_Link"><text:span text:style-name="T10">http://www.freecsstemplates.org</text:span></text:a><text:span text:style-name="T5">. Es un buen sitio para obtener una plantilla css y utilizarla como punto de partida para tu sitio web. En concreto, y si quieres utilizar un ejemplo te dejo el enlace a la plantilla </text:span><text:a xlink:type="simple" xlink:href="http://webdidacticarafaelmunoz.appspot.com/lmsgi/ejercicios-cap3/spotless.zip" office:target-frame-name="new" xlink:show="replace" text:style-name="Internet_20_link" text:visited-style-name="Visited_20_Internet_20_Link"><text:span text:style-name="T10">spotless</text:span></text:a><text:span text:style-name="T5">, que es sencillita de entender y que te permitirá poco a poco ir cogiendo manejo de lo que necesitas.</text:span></text:p>
      <text:p text:style-name="P5"> </text:p>
      <text:h text:style-name="P2" text:outline-level="3"><text:bookmark text:name="span"/>Agrupación de contenido. Elemento &lt;span&gt;</text:h>
      <text:p text:style-name="P7">La agrupación de contenido &lt;span&gt; es muy parecida a &lt;div&gt;, en cuanto a la forma en que utiliza los atributos "class" e "id". Sin embargo, mientras que &lt;div&gt; suele utilizarse <text:soft-page-break/>para agrupar diferentes elementos en uno sólo, &lt;span&gt; suele utilizarse dentro de un elemento para cambiar el formato de parte del mismo. Es decir, en lugar de utilizar los modificadores típicos de formato, como &lt;b&gt;, &lt;i&gt;, &lt;s&gt;.... deberíamos utilizar el elemento &lt;span&gt; y de esta forma poder formatear aquello que introduzcamos en su interior.</text:p>
      <text:p text:style-name="P12">Un ejemplo sería:</text:p>
      <text:p text:style-name="P18"><text:span text:style-name="T5">....................................<text:line-break/></text:span><text:span text:style-name="Strong_20_Emphasis"><text:span text:style-name="T5">#thorViaja</text:span></text:span><text:span text:style-name="T5"> {<text:line-break/>  color: #CCCC00;<text:line-break/>  font-size:18px;<text:line-break/>  font-style:italic;<text:line-break/>  font-weight:bolder; <text:line-break/>} <text:line-break/>....................................<text:line-break/>&lt;td class="descripcionHeroe"&gt;Un semidios con un poder portentoso gracias a su martillo, que le fue regalado por su padre, el gran Od&amp;iacute;n, padre de todos los Dioses de Asgard. </text:span><text:span text:style-name="Strong_20_Emphasis"><text:span text:style-name="T5">&lt;span id="thorViaja"&gt;</text:span></text:span><text:span text:style-name="T5">Thor viaja por accidente a la tierra y desde ese momento pasa a ser su protector ante diversas fuerzas espaciales malignas.</text:span><text:span text:style-name="Strong_20_Emphasis"><text:span text:style-name="T5">&lt;/span&gt;</text:span></text:span><text:span text:style-name="T5">&lt;/td&gt; <text:line-break/>...................................</text:span></text:p>
      <text:p text:style-name="P14"><text:span text:style-name="T5">Descarga el ejemplo </text:span><text:a xlink:type="simple" xlink:href="http://webdidacticarafaelmunoz.appspot.com/lmsgi/ejercicios-cap3/ejemplo-elemento-span.html" office:target-frame-name="new" xlink:show="replace" text:style-name="Internet_20_link" text:visited-style-name="Visited_20_Internet_20_Link"><text:span text:style-name="T10">aquí</text:span></text:a><text:span text:style-name="T5">.</text:span></text:p>
      <text:p text:style-name="P5"> </text:p>
      <text:h text:style-name="P2" text:outline-level="3"><text:bookmark text:name="form"/>Formularios. Elementos &lt;form&gt;, &lt;input&gt;, &lt;button&gt;, &lt;select&gt;, &lt;option&gt;, &lt;optgroup&gt;, &lt;textarea&gt;, &lt;label&gt;</text:h>
      <text:p text:style-name="P7">La tecnología web fue inicialmente pensada con el único propósito de transmitir información desde el servidor al cliente. Sin embargo actualmente también podemos enviar información en la otra dirección. Las situaciones que justifican esto son diversas, tales como enviar desde el cliente un "usuario" y "contraseña".</text:p>
      <text:p text:style-name="P12">El método tradicional para enviar datos del cliente al servidor se basa en los formularios. Estos son conjuntos de elementos de control, que ofrecen al usuario de la página web la posibilidad de introducir información, en formas muy diversas.</text:p>
      <text:p text:style-name="P12"><text:soft-page-break/>Tienes que tener también claro que la información que el usuario envía al servidor debe ser tratada con programación específica por parte del servidor. Gracias a esa programación se podrá comprobar un usuario contra una base de datos, o se podrá guardar nueva información, o un millón de posibilidades más.</text:p>
      <text:p text:style-name="P12">Para poder utilizar un formulario, debes comenzar utilizando el elemento &lt;form&gt;, dentro de este elemento se podrán declarar los campos de introducción de datos. Un ejemplo sencillo:</text:p>
      <text:p text:style-name="P18"><text:span text:style-name="T5">&lt;</text:span><text:span text:style-name="Strong_20_Emphasis"><text:span text:style-name="T5">form id="form1" name="form1" method="post" action="/ServletEjemploFormularios"</text:span></text:span><text:span text:style-name="T5">&gt;<text:line-break/>  &lt;p&gt;<text:line-break/>    &lt;</text:span><text:span text:style-name="Strong_20_Emphasis"><text:span text:style-name="T5">label for="Nombre"</text:span></text:span><text:span text:style-name="T5">&gt;Nombre:&lt;</text:span><text:span text:style-name="Strong_20_Emphasis"><text:span text:style-name="T5">/label</text:span></text:span><text:span text:style-name="T5">&gt;<text:line-break/>    &lt;</text:span><text:span text:style-name="Strong_20_Emphasis"><text:span text:style-name="T5">input type="text" name="Nombre" id="Nombre"</text:span></text:span><text:span text:style-name="T5"> /&gt;<text:line-break/>  &lt;/p&gt;<text:line-break/>  &lt;p&gt;<text:line-break/>    &lt;label for="Apellidos"&gt;Apellidos:&lt;/label&gt;<text:line-break/>    &lt;input type="text" name="Apellidos" id="Apellidos" /&gt;<text:line-break/>  &lt;/p&gt;<text:line-break/>  &lt;p&gt;<text:line-break/>    &lt;label for="Descripcion"&gt;Descripción: &lt;/label&gt;<text:line-break/>    &lt;</text:span><text:span text:style-name="Strong_20_Emphasis"><text:span text:style-name="T5">textarea name="Descripcion" id="Descripcion" cols="45" rows="5"</text:span></text:span><text:span text:style-name="T5">&gt;&lt;</text:span><text:span text:style-name="Strong_20_Emphasis"><text:span text:style-name="T5">/textarea</text:span></text:span><text:span text:style-name="T5">&gt;<text:line-break/>  &lt;/p&gt;<text:line-break/>  &lt;p&gt;<text:line-break/>    &lt;input</text:span><text:span text:style-name="Strong_20_Emphasis"><text:span text:style-name="T5"> type="submit"</text:span></text:span><text:span text:style-name="T5"> name="Enviar" id="Enviar" </text:span><text:span text:style-name="Strong_20_Emphasis"><text:span text:style-name="T5">value="Enviar el formulario"</text:span></text:span><text:span text:style-name="T5"> /&gt;<text:line-break/>  &lt;/p&gt;<text:line-break/>&lt;/</text:span><text:span text:style-name="Strong_20_Emphasis"><text:span text:style-name="T5">form</text:span></text:span><text:span text:style-name="T5">&gt;</text:span></text:p>
      <text:p text:style-name="P14"><text:span text:style-name="T5">Descarga el ejemplo </text:span><text:a xlink:type="simple" xlink:href="http://webdidacticarafaelmunoz.appspot.com/lmsgi/ejercicios-cap3/ejemplo-elemento-form1.html" office:target-frame-name="new" xlink:show="replace" text:style-name="Internet_20_link" text:visited-style-name="Visited_20_Internet_20_Link"><text:span text:style-name="T10">aquí</text:span></text:a><text:span text:style-name="T5">.</text:span></text:p>
      <text:p text:style-name="P12">En el ejercicio anterior se muestra un formulario casi mínimo, donde sólo aparecen dos cuadros de texto, un área de texto y un botón para enviar los datos al servidor. Vamos a estudiar cada uno de los elementos por separado:</text:p>
      <text:p text:style-name="P18"><text:span text:style-name="T5">. </text:span><text:span text:style-name="Strong_20_Emphasis"><text:span text:style-name="T5">&lt;form&gt;</text:span></text:span><text:span text:style-name="T5">. Se trata del elemento que contiene en su interior a todo el formulario. Sus atributos más comunes son:</text:span></text:p>
      <text:p text:style-name="P22"><text:soft-page-break/><text:span text:style-name="Strong_20_Emphasis"><text:span text:style-name="T5">name</text:span></text:span><text:span text:style-name="T5">. Asigna nombre al formulario, no puede haber dos formularios con el mismo nombre en la misma página.<text:line-break/></text:span><text:span text:style-name="Strong_20_Emphasis"><text:span text:style-name="T5">method</text:span></text:span><text:span text:style-name="T5">. Especifica el mecanismo por el que los datos viajarán hasta el servidor. Este atributo puede tomar dos valores: "post" y "get". "POST" hará que los datos viajen al servidor de forma transparente, sin que el usuario sea consciente del envío. "GET" consigue que los datos viajen al servidor, pero estos se verán reflejados en la misma URL que viaja hasta el servidor. Se recomienda usar POST. El uso de GET quedará relegado a momentos en los que el programador desea específicamente que los datos enviados sean visibles en la URL.<text:line-break/></text:span><text:span text:style-name="Strong_20_Emphasis"><text:span text:style-name="T5">action</text:span></text:span><text:span text:style-name="T5">. Especifica la URL a la que se lanzan los datos del formulario para que sean tratados.</text:span></text:p>
      <text:p text:style-name="P18"><text:span text:style-name="Strong_20_Emphasis"><text:span text:style-name="T5">&lt;input type="text"....&gt;</text:span></text:span><text:span text:style-name="T5">. Mediante este elemento (con su atributo type="text") creamos en el formulario un elemento que permite introducir un texto de una única línea. El atritubo "name" debe tener un valor único en todo el formulario.</text:span></text:p>
      <text:p text:style-name="P18"><text:span text:style-name="T5">&lt;</text:span><text:span text:style-name="Strong_20_Emphasis"><text:span text:style-name="T5">textarea name="Descripcion" id="Descripcion" cols="45" rows="5"</text:span></text:span><text:span text:style-name="T5">&gt;&lt;</text:span><text:span text:style-name="Strong_20_Emphasis"><text:span text:style-name="T5">/textarea</text:span></text:span><text:span text:style-name="T5">&gt;. A través del elemento textarea se permite que el usuario introduzca texto con varias líneas. El atributo "name" debe tener un valor único en el formulario. El atributo "cols" indicará el número de columnas disponibles para texto, y el atributo "rows" el número de filas.</text:span></text:p>
      <text:p text:style-name="P18"><text:span text:style-name="T5">&lt;</text:span><text:span text:style-name="Strong_20_Emphasis"><text:span text:style-name="T5">label for="Descripcion"</text:span></text:span><text:span text:style-name="T5">&gt;Descripción: &lt;</text:span><text:span text:style-name="Strong_20_Emphasis"><text:span text:style-name="T5">/label</text:span></text:span><text:span text:style-name="T5">&gt;. El elemento &lt;label&gt; permite asignar una etiqueta (situada por defecto a la izquierda) de cualquier campo que se identifique a través del atributo "for" de &lt;label&gt; y el atributo "name" de cualquier control del formulario.</text:span></text:p>
      <text:p text:style-name="P12">A continuación vamos a ampliar con más tipos de campos de formulario:</text:p>
      <text:p text:style-name="P18"><text:span text:style-name="T5">&lt;p&gt;<text:line-break/>  &lt;input type="</text:span><text:span text:style-name="Strong_20_Emphasis"><text:span text:style-name="T5">checkbox</text:span></text:span><text:span text:style-name="T5">" name="checkbox" id="checkbox" /&gt;<text:line-break/>  &lt;label for="checkbox"&gt;¿Eres estudiante?&lt;/label&gt;<text:line-break/></text:span><text:soft-page-break/><text:span text:style-name="T5">&lt;/p&gt;<text:line-break/>&lt;p&gt;<text:line-break/>  &lt;label&gt;<text:line-break/>  &lt;input type="</text:span><text:span text:style-name="Strong_20_Emphasis"><text:span text:style-name="T5">radio</text:span></text:span><text:span text:style-name="T5">" name="Sexo" value="1" id="Sexo_0" /&gt;<text:line-break/>Hombre&lt;/label&gt;<text:line-break/>  &lt;br /&gt;<text:line-break/>  &lt;label&gt;<text:line-break/>  &lt;input type="radio" name="Sexo" value="2" id="Sexo_1" /&gt;<text:line-break/>Mujer&lt;/label&gt;<text:line-break/>&lt;/p&gt;<text:line-break/>&lt;p&gt;<text:line-break/>  &lt;label for="select"&gt;Edad&lt;/label&gt;<text:line-break/>  &lt;</text:span><text:span text:style-name="Strong_20_Emphasis"><text:span text:style-name="T5">select</text:span></text:span><text:span text:style-name="T5"> name="select" id="select"&gt;<text:line-break/>    &lt;option value="1"&gt;0-15&lt;/option&gt;<text:line-break/>    &lt;option value="2"&gt;16-30&lt;/option&gt;<text:line-break/>    &lt;option value="3"&gt;31-45&lt;/option&gt;<text:line-break/>    &lt;option value="4"&gt;46-60&lt;/option&gt;<text:line-break/>    &lt;option value="5"&gt;61-75&lt;/option&gt;<text:line-break/>    &lt;option value="6"&gt;76-90&lt;/option&gt;<text:line-break/>    &lt;option value="7"&gt;91-105&lt;/option&gt;<text:line-break/>    &lt;option value="8"&gt;106-1000&lt;/option&gt;<text:line-break/>  &lt;/select&gt;<text:line-break/>&lt;/p&gt;<text:line-break/>&lt;p&gt;<text:line-break/>  &lt;label for="select2"&gt;Peso&lt;/label&gt;<text:line-break/>  &lt;select name="select2" </text:span><text:span text:style-name="Strong_20_Emphasis"><text:span text:style-name="T5">size="5"</text:span></text:span><text:span text:style-name="T5"> id="select2"&gt;<text:line-break/>    &lt;option value="1"&gt;0-20&lt;/option&gt;<text:line-break/>    &lt;option value="2"&gt;21-40&lt;/option&gt;<text:line-break/>    &lt;option value="3"&gt;41-60&lt;/option&gt;<text:line-break/>    &lt;option value="4"&gt;61-80&lt;/option&gt;<text:line-break/>    &lt;option value="5"&gt;81-100&lt;/option&gt;<text:line-break/>    &lt;option value="6"&gt;101-130&lt;/option&gt;<text:line-break/>    &lt;option value="7"&gt;131-1000&lt;/option&gt;<text:line-break/>  &lt;/select&gt;<text:line-break/>&lt;/p&gt;<text:line-break/>&lt;p&gt;<text:line-break/>  &lt;input name="oculto" type="</text:span><text:span text:style-name="Strong_20_Emphasis"><text:span text:style-name="T5">hidden</text:span></text:span><text:span text:style-name="T5">" id="oculto" </text:span><text:soft-page-break/><text:span text:style-name="T5">value="valorOculto" /&gt;<text:line-break/>&lt;br /&gt;</text:span></text:p>
      <text:p text:style-name="P14"><text:span text:style-name="T5">Descarga el ejemplo </text:span><text:a xlink:type="simple" xlink:href="http://webdidacticarafaelmunoz.appspot.com/lmsgi/ejercicios-cap3/ejemplo-elemento-form2.html" office:target-frame-name="new" xlink:show="replace" text:style-name="Internet_20_link" text:visited-style-name="Visited_20_Internet_20_Link"><text:span text:style-name="T10">aquí</text:span></text:a><text:span text:style-name="T5">.</text:span></text:p>
      <text:p text:style-name="P12">Vamos a observar los diferentes nuevos tipos de campos que puedes incluir en un formulario.</text:p>
      <text:p text:style-name="P18"><text:span text:style-name="T5">&lt;input type="</text:span><text:span text:style-name="Strong_20_Emphasis"><text:span text:style-name="T5">checkbox</text:span></text:span><text:span text:style-name="T5">" name="checkbox" /&gt;. El checkbox es un campo de tipo "casilla de verificación" su apariencia suele ser cuadrada. El atributo "name" debe poseer un valor único en todo el formulario, si tuviese el mismo nombre se podría comportar como un grupo de opciones excluyentes o directamente no ser tratado de forma correcta por el navegador.</text:span></text:p>
      <text:p text:style-name="P18"><text:span text:style-name="T5">&lt;input type="</text:span><text:span text:style-name="Strong_20_Emphasis"><text:span text:style-name="T5">radio</text:span></text:span><text:span text:style-name="T5">" name="Sexo" value="1" /&gt;. El tipo de control "radio" suele presentarse en forma circular. Suele corresponder con una opción excluyente con respecto a las otras que compartan el mismo nombre. El valor del atributo "value" corresponderá con el valor seleccionado por el usuario.</text:span></text:p>
      <text:p text:style-name="P18"><text:span text:style-name="T5">&lt;</text:span><text:span text:style-name="Strong_20_Emphasis"><text:span text:style-name="T5">select</text:span></text:span><text:span text:style-name="T5"> name="select" id="select"&gt;. El elemento select se utiliza tanto para crear una lista desplegable de opciones como para una lista "no desplegable" de opciones. La única diferencia entre los dos tipos de presentación dependera del atributo </text:span><text:span text:style-name="Strong_20_Emphasis"><text:span text:style-name="T5">size="X",</text:span></text:span><text:span text:style-name="T5"> donde X será un número cualquiera mayor que 1. Cada opción de estas listas se introducirá a través del elemento:</text:span></text:p>
      <text:p text:style-name="P20">&lt;option value="1"&gt;0-15&lt;/option&gt;. En cada opción que se especifique, el texto que aparecerá en la página web será el valor del elemento &lt;option&gt; y el valor del atributo "value" marcará el valor seleccionado por el usuario.</text:p>
      <text:p text:style-name="P14"><text:span text:style-name="T5">La potencia de los formularios se podrá observar cuando los combinemos con css. Te dejo un ejemplo </text:span><text:a xlink:type="simple" xlink:href="http://webdidacticarafaelmunoz.appspot.com/lmsgi/ejercicios-cap3/ejemplo-elemento-form-css.html" office:target-frame-name="new" xlink:show="replace" text:style-name="Internet_20_link" text:visited-style-name="Visited_20_Internet_20_Link"><text:span text:style-name="T10">aquí</text:span></text:a><text:span text:style-name="T5">. Te aconsejo paciencia en el estudio de este ejemplo. Todo el css que se emplea ya se ha estudiado, pero no es fácil combinarlo y comprenderlo. Como reto te dejo el hecho de que hagas algo parecido.</text:span></text:p>
      <text:h text:style-name="P2" text:outline-level="3"><text:soft-page-break/>Dreamweaver</text:h>
      <text:p text:style-name="P9"><text:span text:style-name="T5">Te dejo en este </text:span><text:a xlink:type="simple" xlink:href="http://webdidacticarafaelmunoz.appspot.com/lmsgi/ejercicios-cap3/spotless.zip" office:target-frame-name="new" xlink:show="replace" text:style-name="Internet_20_link" text:visited-style-name="Visited_20_Internet_20_Link"><text:span text:style-name="T10">enlace</text:span></text:a><text:span text:style-name="T5"> un ejemplo de diseño web que puedes utilizar para comenzar a utilizar el software Adobe Dreamweaver.</text:span></text:p>
      <text:h text:style-name="P2" text:outline-level="3"><text:bookmark text:name="eventos"/>Eventos</text:h>
      <text:p text:style-name="P7">En css los eventos vienen denominados por lo que se denomina las seudoclases dinámicas, ya que no son propiamente clases que se apliquen sobre elementos, sino que cuando el evento ocurre es cuando se crea dinámicamente la clase a aplicar sobre el elemento.</text:p>
      <text:p text:style-name="P12">Aunque existen más, los tres eventos más utilizados son:</text:p>
      <text:p text:style-name="P15">Elemento:focus { ...... } -&gt; Este evento se activa cuando un elemento coge el foco de acción, ya sea por una acción del usuario o por programación.</text:p>
      <text:p text:style-name="P15">Elemento:active { ...... } -&gt; Este evento se activa cuando el elemento es activado por una acción generada por el usuario.</text:p>
      <text:p text:style-name="P15">Elemento:hover { ....... } -&gt; Este evento se activa cuando, por ejemplo, el ratón pasa por encima del elemento en cuestión.</text:p>
      <text:p text:style-name="P14"><text:span text:style-name="T5">Es difícil que comprendas la diferencia entre "focus" y "active", pero piensa en que el evento de recibir el foco puede diferir del de estar activo. Para ello te he preparado un ejemplo </text:span><text:a xlink:type="simple" xlink:href="http://webdidacticarafaelmunoz.appspot.com/lmsgi/ejercicios-cap3/ejemplo-elemento-form-css-eventos.html" office:target-frame-name="new" xlink:show="replace" text:style-name="Internet_20_link" text:visited-style-name="Visited_20_Internet_20_Link"><text:span text:style-name="T10">aquí</text:span></text:a><text:span text:style-name="T5">, En el código del ejemplo verás como la clase "campoNormal" (que se aplica a diferentes campos del formulario) tiene definidos los tres eventos. Observa lo que pasa cuando un control toma el foco. Para que veas una pequeña diferencia entre los eventos te he preparado un enlace al final del formulario. Observa como, mientras que un control puede tomar el evento ":focus" al hacer clic sobre él, también lo puede hacer por utilizar la tecla del tabulador. Sin embargo, al utilizar el ratón también se activa el evento ":active".</text:span></text:p>
      <text:p text:style-name="P14"><text:span text:style-name="T5">Como ya estás en disposición de comenzar a realizar el trabajo web del que hemos hablado en clase, te paso por </text:span><text:a xlink:type="simple" xlink:href="http://webdidacticarafaelmunoz.appspot.com/lmsgi/ejercicios-cap3/Puntuacion_trabajo_HTML_CSS.pdf" office:target-frame-name="new" xlink:show="replace" text:style-name="Internet_20_link" text:visited-style-name="Visited_20_Internet_20_Link"><text:span text:style-name="T10">aquí</text:span></text:a><text:span text:style-name="T5"> un documento que te servirá para conocer la forma en la que voy a puntuar tu ejercicio. Sabiendo estos datos, podrás conseguir la máxima puntuación.</text:span></text:p>
      <text:p text:style-name="P5"> </text:p>
      <text:h text:style-name="P2" text:outline-level="3"><text:bookmark text:name="html5"/><text:soft-page-break/>HTML 5</text:h>
      <text:p text:style-name="P7">HTML 5 no es sólo una nueva versión con muchos elementos nuevos (que también los hay). HTML 5 es un intento de estandarización de desarrollo para la web. El proyecto es muy ambicioso.</text:p>
      <text:p text:style-name="P12">Hoy día, en la web, podemos crear material con tecnologías muy diversas: HTML, CSS, JavaScript, ASP, Flash, etc. Además, sabemos que cada una de estas tecnologías puede funcionar de forma muy diferente dependiendo del navegador que estemos utilizando. Estos aspectos han provocado la diversificación en la tecnología a utilizar. En los últimos años tecnologías como AJAX han intentado solucionar estos problemas, creando una forma de simplificar la parte más dura del desarrollo web, la interfaz y el comportamiento de la misma.</text:p>
      <text:p text:style-name="P12">HTML 5 intenta resolver el problema comentado, a través de una estandarización del desarrollo, proporcionando al programador una API (Interfaz de Programación de Aplicaciones) única, que le permita abordar todos los aspectos relacionados con el aspecto físico, el comportamiento de los componentes, la reproducción de vídeo, audio y animaciones y un larga lista de funcionalidades.</text:p>
      <text:p text:style-name="P12">Los elementos a crear con HTML 5 tienen un conjunto de atributos comunes. Estos atributos reciben el nombre "Atributos globales" y, como es lógico, tienen algunas veces significados distintos en distintos elementos. Al no tener HTML 5 una versión definitiva, aún muchos atributos no han sido implementados para algunos elementos, e incluso se pueden encontrar diferencias de visualización o comportamiento en diferentes navegadores.</text:p>
      <text:p text:style-name="P12">Algunas de las principales novedades de HTML 5, respecto a HTML 4, son:</text:p>
      <text:p text:style-name="P15">Se incorporan elementos que permiten reproducir 2D, 3D, audio y vídeo. Existen una lucha por la opción de codecs libres (WebM o VP8) o propietarios (H-264/MPEG4 AVC).</text:p>
      <text:p text:style-name="P15">Etiquetas parecidas a div, pero con significado concreto dentro de la página. Nuevos elementos son: &lt;header&gt;, &lt;nav&gt;, &lt;section&gt;, &lt;article&gt;, &lt;footer&gt;...</text:p>
      <text:p text:style-name="P15"><text:soft-page-break/>Generación de tablas de datos, que permiten filtrar y ordenar contenidos.</text:p>
      <text:p text:style-name="P15">Nuevos elementos en los formularios: eMail, number, url, datetime...</text:p>
      <text:p text:style-name="P15">Facilidades para la validación de datos en formularios, sin utilizar JavaScript.</text:p>
      <text:p text:style-name="P15">Visores específicos para diferentes aspectos: MathML, para fórmulas matemáticas; SVG, para gráficos vectoriales, etc.</text:p>
      <text:p text:style-name="P15">Drag &amp; Drop (capacidad de arrastrar y soltar elementos).</text:p>
      <text:p text:style-name="P12">HTML 5 incorpora API's (facilidades de programación) para las siguientes posibilidades:</text:p>
      <text:p text:style-name="P15">Drag &amp; Drop.</text:p>
      <text:p text:style-name="P15">Modo de trabajo Off-line. Se descargan los componentes necesarios y se puede trabajar sin conexión a Internet.</text:p>
      <text:p text:style-name="P15">Geoposicionamiento, siempre que el dispositivo lo permita.</text:p>
      <text:p text:style-name="P15">Almacenamiento de datos en local, a través de bases de datos muy ligeras, pero bien estructuradas.</text:p>
      <text:p text:style-name="P15">Posibilidad de comunicar directamente entre páginas, con un sistema parecido al que se utiliza entre diferentes usuarios de un chat.</text:p>
      <text:p text:style-name="P15">Posibilidad de ejecución en paralelo.</text:p>
      <text:p text:style-name="P15">En el futuro se preve que que se pueda acceder a servicios de bajo nivel del equipo. Esto permitiría acceder a red, sistema de ficheros, dispositivos USB, cámaras, micrófonos, etc.</text:p>
      <text:p text:style-name="P12">A continuación, algunos ejemplos de código en HTML 5:</text:p>
      <text:p text:style-name="P18"><text:span text:style-name="T5">Código de ejempo de un canvas (elemento para renderizar elementos en 2D) </text:span><text:a xlink:type="simple" xlink:href="http://webdidacticarafaelmunoz.appspot.com/lmsgi/ejercicios-cap3/ejemplo-html5-canvas.html" office:target-frame-name="new" xlink:show="replace" text:style-name="Internet_20_link" text:visited-style-name="Visited_20_Internet_20_Link"><text:span text:style-name="T10">aquí</text:span></text:a><text:span text:style-name="T5">.</text:span></text:p>
      <text:p text:style-name="P18"><text:span text:style-name="T5">Código de ejemplo de un formulario ampliado en HTML 5 </text:span><text:a xlink:type="simple" xlink:href="http://webdidacticarafaelmunoz.appspot.com/lmsgi/ejercicios-cap3/ejemplo-html5-formulario.html" office:target-frame-name="new" xlink:show="replace" text:style-name="Internet_20_link" text:visited-style-name="Visited_20_Internet_20_Link"><text:span text:style-name="T10">aquí</text:span></text:a><text:span text:style-name="T5">.</text:span></text:p>
      <text:p text:style-name="P18"><text:soft-page-break/><text:span text:style-name="T5">Código de ejemplo de posicionamiento en HTML 5 </text:span><text:a xlink:type="simple" xlink:href="http://webdidacticarafaelmunoz.appspot.com/lmsgi/ejercicios-cap3/ejemplo-html5-posicionamiento.html" office:target-frame-name="new" xlink:show="replace" text:style-name="Internet_20_link" text:visited-style-name="Visited_20_Internet_20_Link"><text:span text:style-name="T10">aquí</text:span></text:a><text:span text:style-name="T5">.</text:span></text:p>
      <text:p text:style-name="P5"> </text:p>
      <text:h text:style-name="P3" text:outline-level="2"><text:bookmark text:name="css"/>CSS. Hojas de estilos</text:h>
      <text:p text:style-name="P6">Dado que CSS se ha ido introduciendo en los ejemplos HTML de forma gradual, este apartado únicamente se dedica a aclarar conceptos y establecer tipografías, además de acompañar con unos pocos ejemplos.</text:p>
      <text:p text:style-name="P5"> </text:p>
      <text:h text:style-name="P3" text:outline-level="2">Formas de incluir CSS en un documento</text:h>
      <text:p text:style-name="P7">El código CSS puede insertarse en un documento HTML en cualquier de las siguientes formas:</text:p>
      <text:p text:style-name="P15">CSS en línea. Se puede introducir CSS dentro de un elemento HTML, directamente en la etiqueta de inicio del mismo a través del atributo "style". Ejemplo:</text:p>
      <text:p text:style-name="P20">&lt;p style="font-family: Verdana; font-size: medium;"&gt;Un párrafo&lt;/p&gt;</text:p>
      <text:p text:style-name="P15">CSS interno. Se declaran un conjunto de estilos, sin recurrir a un fichero externo. Ejemplo</text:p>
      <text:p text:style-name="P20">&lt;html&gt;<text:line-break/>  &lt;head&gt;<text:line-break/>    &lt;title&gt;Marvel - Los vengadores&lt;/title&gt;<text:line-break/>    &lt;meta http-equiv="Content-Type" content="text/html; charset=iso-8859-1" /&gt;<text:line-break/>    &lt;style type="text/css"&gt;<text:line-break/>      body {<text:line-break/>        margin: 50px;<text:line-break/>        padding: 0px;<text:line-break/>        background: #2372DE;<text:line-break/>        font-family: 'Open Sans', sans-serif;<text:line-break/>        font-size: 11pt;<text:line-break/>        color: #FFFFFF;<text:line-break/>        text-align:center;<text:line-break/>      }<text:line-break/>    &lt;/style&gt;<text:line-break/><text:soft-page-break/>  &lt;/head&gt;<text:line-break/>&lt;body&gt;<text:line-break/>..... </text:p>
      <text:p text:style-name="P15">CSS externo. Nos referimos a un archivo externo, donde encontramos definidos los estilos que requerimos en nuestra página. Existen dos formas. Ejemplos:</text:p>
      <text:p text:style-name="P20">......<text:line-break/>&lt;head&gt;<text:line-break/>  &lt;link rel="stylesheet" type="text/css" href="/css/estilos.css"&gt;<text:line-break/>&lt;head&gt; <text:line-break/>......</text:p>
      <text:p text:style-name="P20">......<text:line-break/>&lt;style type="text/css"&gt;<text:line-break/>  @import "/css/estilos.css";<text:line-break/>&lt;/style&gt;<text:line-break/>......</text:p>
      <text:p text:style-name="P21"> </text:p>
      <text:h text:style-name="P3" text:outline-level="2">Prioridad de asignación de estilos</text:h>
      <text:p text:style-name="P7">Dos reglas css entran en colisión cuando un mismo elemento está definidos en las dos. La forma de decidir el estilo asignado se debe al nivel de especificación. En concreto: un css en línea siempre irá antes que un css interno, que siempre irá antes que un css externo.</text:p>
      <text:p text:style-name="P13"> </text:p>
      <text:h text:style-name="P3" text:outline-level="2">Tipos de selectores</text:h>
      <text:p text:style-name="P9"><text:span text:style-name="Strong_20_Emphasis"><text:span text:style-name="T5">Selector Universal</text:span></text:span><text:span text:style-name="T5">. Se aplica a todos los elementos de la página. Ejemplo:</text:span></text:p>
      <text:p text:style-name="P15">* { padding: 0px; }</text:p>
      <text:p text:style-name="P14"><text:span text:style-name="Strong_20_Emphasis"><text:span text:style-name="T5">Selector de tipo</text:span></text:span><text:span text:style-name="T5">. Se aplica a los elementos de la página cuyo nombre es igual al del selector. Ejemplo:</text:span></text:p>
      <text:p text:style-name="P15">h1 { font-family: 'Open Sans', sans-serif; }</text:p>
      <text:p text:style-name="P14"><text:soft-page-break/><text:span text:style-name="Strong_20_Emphasis"><text:span text:style-name="T5">Selector descendiente</text:span></text:span><text:span text:style-name="T5">. Se aplica a los elementos que están dentro de otros elementos. En el siguiente ejemplo nos referimos a aquellos elementos de tipo &lt;a&gt; que estén dentro de elementos de tipo &lt;p&gt;:</text:span></text:p>
      <text:p text:style-name="P15">p a { font-family: 'Open Sans', sans-serif; }</text:p>
      <text:p text:style-name="P14"><text:span text:style-name="Strong_20_Emphasis"><text:span text:style-name="T5">Selector de clase</text:span></text:span><text:span text:style-name="T5">. Se utiliza para crear un estilo reutilizable siempre que queramos en diferentes tipos de elementos. Antes del nombre del selector debemos escribir un punto (.). Para utilizar este selector sólo tenemos que utilizar el atributo "class" en cualquier elemento HTML. Ejemplo:</text:span></text:p>
      <text:p text:style-name="P15">.mayuscula { text-transform: uppercase; }<text:line-break/>........<text:line-break/>&lt;p class="mayuscula"&gt;Texto&lt;/p&gt;</text:p>
      <text:p text:style-name="P14"><text:span text:style-name="Strong_20_Emphasis"><text:span text:style-name="T5">Selector ID</text:span></text:span><text:span text:style-name="T5">. Este selector tiene sentido únicamente para ser usado una vez en el documento HTML. Para declararlo utilizamos un símbolo especial "#" delante del nombre del selector. Para utilizar el selecto, un elemento HTML debe contener el atributo "id" en su etiqueta de inicio. Ejemplo:</text:span></text:p>
      <text:p text:style-name="P15">#divPrincipal { margin: 10px; }<text:line-break/>........<text:line-break/>&lt;div id="divPrincipal"&gt;.....&lt;/div&gt;</text:p>
      <text:p text:style-name="P14"><text:span text:style-name="Strong_20_Emphasis"><text:span text:style-name="T5">Pseudo-clases</text:span></text:span><text:span text:style-name="T5">. En ocasiones creamos selectores que se aplicarán sobre elementos que presenten un comportamiento determinado. Ejemplos:</text:span></text:p>
      <text:p text:style-name="P15">a:link { color: #FFFFFF; }      -&gt; Color de texto para los enlaces sin visitar<text:line-break/>a:visited { color: #FFFFFF; }      -&gt; Color de texto para los enlaces visitados<text:line-break/>a:hover { color: #FFFFFF; }      -&gt; Color de texto para los enlaces sobre los que se pase el ratón<text:line-break/>a:active { color: #FFFFFF; }      -&gt; Color de texto para los enlaces al presionar sobre ellos<text:line-break/>a:focus { color: #FFFFFF; }      -&gt; Color de texto para los enlaces cuando obtienen el foco de la página</text:p>
      <text:p text:style-name="P14"><text:span text:style-name="Strong_20_Emphasis"><text:span text:style-name="T5">Pseudo-elementos</text:span></text:span><text:span text:style-name="T5">. Ejemplos de pseudo-elementos:</text:span></text:p>
      <text:p text:style-name="P15"><text:soft-page-break/>h2:before { content: "Superheroe: "; }       -&gt; Texto antes del elemento h2<text:line-break/>h2:after { content: " de Marvel"; }       -&gt; Texto después del elemento h2<text:line-break/>p:first-line { font-size: 16pt;}       -&gt; Formato de la primera línea de cualquier párrafo<text:line-break/>p:first-letter { font-size: 3em; }       -&gt; Formato de la primera letra del párrafo, en función del tipo de letra que corresponda</text:p>
      <text:p text:style-name="P18"><text:span text:style-name="T5">Pincha </text:span><text:a xlink:type="simple" xlink:href="http://webdidacticarafaelmunoz.appspot.com/lmsgi/ejercicios-cap3/ejemplo-css-pseudo-elementos.html" office:target-frame-name="new" xlink:show="replace" text:style-name="Internet_20_link" text:visited-style-name="Visited_20_Internet_20_Link"><text:span text:style-name="T10">aquí</text:span></text:a><text:span text:style-name="T5"> para ver ejemplos de los pseudo-elementos.</text:span></text:p>
      <text:p text:style-name="P5"> </text:p>
      <text:h text:style-name="P3" text:outline-level="2">Modelo de cajas</text:h>
      <text:p text:style-name="P7">Cuando trabajamos la estructura de una página a base de CSS, lo normal es crear una estructura de elementos &lt;div&gt; que actúan como "cajas", unas dentro de otras.</text:p>
      <text:p text:style-name="P12">Existen una serie de características de cada caja que utilizamos:</text:p>
      <text:p text:style-name="P15">Contenido: content. Contenido del elemento.<text:line-break/>Relleno: padding. Espacio entre el contenido y el borde.<text:line-break/>Borde: border. Línea que encierra el contenido y el relleno.<text:line-break/>Imagen de fondo: background-image. Imagen detrás del contenido y el espacio de relleno.<text:line-break/>Color de fondo: background-color. Color detrás del contenido y el espacio de relleno.<text:line-break/>Margen: margin. Margen del elemen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55:56.872651739</meta:creation-date>
    <dc:date>2018-12-11T14:11:34.786136049</dc:date>
    <meta:editing-duration>PT1H36M1S</meta:editing-duration>
    <meta:editing-cycles>2</meta:editing-cycles>
    <meta:generator>LibreOffice/6.0.3.2$Linux_X86_64 LibreOffice_project/00m0$Build-2</meta:generator>
    <meta:document-statistic meta:table-count="1" meta:image-count="0" meta:object-count="0" meta:page-count="33" meta:paragraph-count="348" meta:word-count="8257" meta:character-count="53421" meta:non-whitespace-character-count="45102"/>
  </office:meta>
</office:document-meta>
</file>